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9FA000004F761C4D43BD7671E1A.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2010000046D0000033AD730AAD8C2448C04.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D619DE1578FD1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color="#ff8000" draw:textarea-horizontal-align="justify" draw:textarea-vertical-align="middle" draw:auto-grow-height="false" fo:min-height="10.839cm" fo:min-width="17.221cm"/>
    </style:style>
    <style:style style:name="gr15" style:family="graphic" style:parent-style-name="standard">
      <style:graphic-properties draw:fill-color="#ff0000" draw:textarea-horizontal-align="justify" draw:textarea-vertical-align="middle" draw:auto-grow-height="false" fo:min-height="9.74cm" fo:min-width="15.465cm"/>
    </style:style>
    <style:style style:name="gr16" style:family="graphic" style:parent-style-name="standard">
      <style:graphic-properties draw:fill-color="#685496" draw:textarea-horizontal-align="justify" draw:textarea-vertical-align="middle" draw:auto-grow-height="false" fo:min-height="4.46cm" fo:min-width="1.455cm"/>
    </style:style>
    <style:style style:name="gr17" style:family="graphic" style:parent-style-name="Standard_5f_2">
      <style:graphic-properties draw:stroke="none" draw:fill-color="#355269" draw:textarea-horizontal-align="justify" draw:textarea-vertical-align="middle" draw:auto-grow-height="false" fo:min-height="14.281cm" fo:min-width="1.687cm"/>
    </style:style>
    <style:style style:name="gr1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Standard_5f_2">
      <style:graphic-properties draw:fill-color="#355269" draw:textarea-horizontal-align="justify" draw:textarea-vertical-align="middle" draw:auto-grow-height="false" fo:min-height="14.281cm" fo:min-width="1.687cm"/>
    </style:style>
    <style:style style:name="gr21" style:family="graphic" style:parent-style-name="Standard_5f_2">
      <style:graphic-properties draw:fill-color="#e400ff" draw:textarea-horizontal-align="justify" draw:textarea-vertical-align="middle" draw:auto-grow-height="false" fo:min-height="14.281cm" fo:min-width="3.408cm"/>
    </style:style>
    <style:style style:name="gr22" style:family="graphic" style:parent-style-name="standard">
      <style:graphic-properties draw:stroke="none" draw:fill="none" fo:min-height="3.468cm"/>
    </style:style>
    <style:style style:name="gr2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4"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6"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8"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0"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1" style:family="graphic" style:parent-style-name="Standard_5f_2">
      <style:graphic-properties draw:stroke="none" draw:fill-color="#e400ff" draw:textarea-horizontal-align="justify" draw:textarea-vertical-align="middle" draw:auto-grow-height="false" fo:min-height="14.281cm" fo:min-width="3.408cm"/>
    </style:style>
    <style:style style:name="gr32" style:family="graphic" style:parent-style-name="Standard_5f_2">
      <style:graphic-properties draw:fill-color="#94ffba" draw:textarea-horizontal-align="justify" draw:textarea-vertical-align="middle" draw:auto-grow-height="false" fo:min-height="14.281cm" fo:min-width="1.687cm"/>
    </style:style>
    <style:style style:name="gr33" style:family="graphic" style:parent-style-name="Standard_5f_2">
      <style:graphic-properties draw:fill-color="#026b5d" draw:textarea-horizontal-align="justify" draw:textarea-vertical-align="middle" draw:auto-grow-height="false" fo:min-height="25.965cm" fo:min-width="1.884cm"/>
    </style:style>
    <style:style style:name="gr34" style:family="graphic" style:parent-style-name="Standard_5f_2">
      <style:graphic-properties draw:stroke="none" draw:fill="none" fo:min-height="2.533cm"/>
    </style:style>
    <style:style style:name="gr35" style:family="graphic" style:parent-style-name="Standard_5f_2">
      <style:graphic-properties draw:stroke="none" draw:fill="none" fo:min-height="6.331cm"/>
    </style:style>
    <style:style style:name="gr36" style:family="graphic" style:parent-style-name="standard">
      <style:graphic-properties draw:stroke="none" svg:stroke-color="#000000" draw:fill="none" draw:fill-color="#ffffff" draw:auto-grow-height="true" draw:auto-grow-width="false" fo:max-height="0cm" fo:min-height="1.102cm"/>
    </style:style>
    <style:style style:name="gr37" style:family="graphic" style:parent-style-name="standard">
      <style:graphic-properties draw:fill-color="#fff0f5" draw:textarea-horizontal-align="justify" draw:textarea-vertical-align="middle" draw:auto-grow-height="false" fo:min-height="3.814cm" fo:min-width="17.025cm"/>
    </style:style>
    <style:style style:name="gr38" style:family="graphic" style:parent-style-name="standard">
      <style:graphic-properties draw:stroke="none" svg:stroke-color="#000000" draw:fill="none" draw:fill-color="#ffffff" draw:auto-grow-height="true" draw:auto-grow-width="false" fo:max-height="0cm" fo:min-height="2.156cm"/>
    </style:style>
    <style:style style:name="gr39" style:family="graphic" style:parent-style-name="standard">
      <style:graphic-properties draw:fill-color="#ffd8ce" draw:textarea-horizontal-align="justify" draw:textarea-vertical-align="middle" draw:auto-grow-height="false" fo:min-height="14.546cm" fo:min-width="21.443cm"/>
    </style:style>
    <style:style style:name="gr40" style:family="graphic" style:parent-style-name="standard">
      <style:graphic-properties draw:fill-color="#e0c2cd" draw:textarea-horizontal-align="justify" draw:textarea-vertical-align="middle" draw:auto-grow-height="false" fo:min-height="10.503cm" fo:min-width="17.624cm"/>
    </style:style>
    <style:style style:name="gr41" style:family="graphic" style:parent-style-name="standard">
      <style:graphic-properties draw:fill-color="#dee6ef" draw:textarea-horizontal-align="justify" draw:textarea-vertical-align="middle" draw:auto-grow-height="false" fo:min-height="6.75cm" fo:min-width="9.573cm"/>
    </style:style>
    <style:style style:name="gr42" style:family="graphic" style:parent-style-name="standard">
      <style:graphic-properties draw:stroke="none" svg:stroke-color="#000000" draw:fill="none" draw:fill-color="#ffffff" draw:auto-grow-height="true" draw:auto-grow-width="false" fo:max-height="0cm" fo:min-height="1.25cm"/>
    </style:style>
    <style:style style:name="gr43" style:family="graphic" style:parent-style-name="standard">
      <style:graphic-properties draw:stroke="none" svg:stroke-color="#000000" draw:fill="none" draw:fill-color="#ffffff" draw:auto-grow-height="true" draw:auto-grow-width="false" fo:max-height="0cm" fo:min-height="2.371cm"/>
    </style:style>
    <style:style style:name="gr44" style:family="graphic" style:parent-style-name="Standard_5f_2">
      <style:graphic-properties draw:stroke="none" draw:fill="none" fo:min-height="8.863cm"/>
    </style:style>
    <style:style style:name="gr45" style:family="graphic" style:parent-style-name="Standard_5f_2">
      <style:graphic-properties draw:stroke="none" draw:fill="none" fo:min-height="7.597cm"/>
    </style:style>
    <style:style style:name="gr46"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7"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8" style:family="graphic" style:parent-style-name="Standard_5f_2">
      <style:graphic-properties draw:stroke="none" draw:fill="none" fo:min-height="1.849cm"/>
    </style:style>
    <style:style style:name="gr49" style:family="graphic" style:parent-style-name="Standard_5f_2">
      <style:graphic-properties draw:stroke="none" draw:fill="none" fo:min-height="1.267cm"/>
    </style:style>
    <style:style style:name="gr5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2"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4"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none" draw:fill="none" fo:min-height="6.151cm"/>
    </style:style>
    <style:style style:name="gr56" style:family="graphic" style:parent-style-name="standard">
      <style:graphic-properties draw:fill-color="#685496" draw:textarea-horizontal-align="justify" draw:textarea-vertical-align="middle" draw:auto-grow-height="false" fo:min-height="14.282cm" fo:min-width="3.409cm"/>
    </style:style>
    <style:style style:name="gr57" style:family="graphic" style:parent-style-name="Standard_5f_2">
      <style:graphic-properties draw:fill-color="#ff1493" draw:textarea-horizontal-align="justify" draw:textarea-vertical-align="middle" draw:auto-grow-height="false" fo:min-height="14.281cm" fo:min-width="3.41cm"/>
    </style:style>
    <style:style style:name="gr58" style:family="graphic" style:parent-style-name="Standard_5f_2">
      <style:graphic-properties draw:stroke="none" svg:stroke-color="#000000" draw:fill="none" draw:fill-color="#ffffff" draw:auto-grow-height="true" draw:auto-grow-width="false" fo:max-height="0cm" fo:min-height="2.845cm"/>
    </style:style>
    <style:style style:name="gr59" style:family="graphic" style:parent-style-name="standard">
      <style:graphic-properties draw:stroke="none" draw:fill="none" fo:min-height="8.201cm"/>
    </style:style>
    <style:style style:name="gr60" style:family="graphic" style:parent-style-name="standard">
      <style:graphic-properties draw:stroke="none" draw:fill="none" fo:min-height="3.076cm"/>
    </style:style>
    <style:style style:name="gr61"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2" style:family="graphic" style:parent-style-name="Standard_5f_2">
      <style:graphic-properties draw:stroke="none" draw:fill="none" fo:min-height="5.35cm"/>
    </style:style>
    <style:style style:name="gr63" style:family="graphic" style:parent-style-name="objectwithoutfill">
      <style:graphic-properties draw:marker-start="Arrow" draw:marker-start-width="0.3cm" draw:marker-end="Arrow" draw:marker-end-width="0.3cm" draw:fill="none" draw:textarea-vertical-align="middle"/>
    </style:style>
    <style:style style:name="gr6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0.712cm"/>
    </style:style>
    <style:style style:name="gr67" style:family="graphic" style:parent-style-name="standard">
      <style:graphic-properties draw:fill-color="#06ff00" draw:textarea-horizontal-align="justify" draw:textarea-vertical-align="middle" draw:auto-grow-height="false" fo:min-height="10.839cm" fo:min-width="17.221cm"/>
    </style:style>
    <style:style style:name="gr68" style:family="graphic" style:parent-style-name="standard">
      <style:graphic-properties draw:fill-color="#00fff3" draw:textarea-horizontal-align="justify" draw:textarea-vertical-align="middle" draw:auto-grow-height="false" fo:min-height="10.416cm" fo:min-width="17.736cm"/>
    </style:style>
    <style:style style:name="gr69" style:family="graphic" style:parent-style-name="standard">
      <style:graphic-properties draw:fill-color="#ffff00" draw:textarea-horizontal-align="justify" draw:textarea-vertical-align="middle" draw:auto-grow-height="false" fo:min-height="14.282cm" fo:min-width="3.409cm"/>
    </style:style>
    <style:style style:name="gr70" style:family="graphic" style:parent-style-name="standard">
      <style:graphic-properties draw:fill-color="#ffd8ce" draw:textarea-horizontal-align="justify" draw:textarea-vertical-align="middle" draw:auto-grow-height="false" fo:min-height="17.307cm" fo:min-width="25.222cm"/>
    </style:style>
    <style:style style:name="gr71" style:family="graphic" style:parent-style-name="standard">
      <style:graphic-properties draw:fill-color="#b4c7dc" draw:textarea-horizontal-align="justify" draw:textarea-vertical-align="middle" draw:auto-grow-height="false" fo:min-height="13.55cm" fo:min-width="21.443cm"/>
    </style:style>
    <style:style style:name="gr72" style:family="graphic" style:parent-style-name="standard">
      <style:graphic-properties draw:stroke="none" draw:fill="none" fo:min-height="1.033cm"/>
    </style:style>
    <style:style style:name="gr73" style:family="graphic" style:parent-style-name="Standard_5f_2">
      <style:graphic-properties draw:stroke="none" draw:fill="none" fo:min-height="3.95cm"/>
    </style:style>
    <style:style style:name="gr74" style:family="graphic" style:parent-style-name="standard">
      <style:graphic-properties draw:fill-color="#afeeee" draw:textarea-horizontal-align="justify" draw:textarea-vertical-align="middle" draw:auto-grow-height="false" fo:min-height="4.064cm" fo:min-width="10.367cm"/>
    </style:style>
    <style:style style:name="gr75" style:family="graphic" style:parent-style-name="standard">
      <style:graphic-properties draw:fill-color="#ffa500" draw:textarea-horizontal-align="justify" draw:textarea-vertical-align="middle" draw:auto-grow-height="false" fo:min-height="18.092cm" fo:min-width="2.038cm"/>
    </style:style>
    <style:style style:name="gr76" style:family="graphic" style:parent-style-name="standard">
      <style:graphic-properties draw:stroke="none" svg:stroke-color="#000000" draw:fill="none" draw:fill-color="#ffffff" draw:auto-grow-height="true" draw:auto-grow-width="false" fo:max-height="0cm" fo:min-height="1.423cm"/>
    </style:style>
    <style:style style:name="gr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78" style:family="graphic" style:parent-style-name="standard">
      <style:graphic-properties draw:stroke="none" svg:stroke-color="#000000" draw:fill="none" draw:fill-color="#ffffff" draw:auto-grow-height="true" draw:auto-grow-width="false" fo:max-height="0cm" fo:min-height="0.78cm"/>
    </style:style>
    <style:style style:name="gr79" style:family="graphic" style:parent-style-name="standard">
      <style:graphic-properties draw:stroke="none" svg:stroke-color="#000000" draw:fill="none" draw:fill-color="#ffffff" draw:auto-grow-height="true" draw:auto-grow-width="false" fo:max-height="0cm" fo:min-height="1.541cm"/>
    </style:style>
    <style:style style:name="gr80" style:family="graphic" style:parent-style-name="standard">
      <style:graphic-properties draw:stroke="none" draw:fill-color="#ff1493" draw:textarea-horizontal-align="justify" draw:textarea-vertical-align="middle" draw:auto-grow-height="false" fo:min-height="14.281cm" fo:min-width="3.41cm"/>
    </style:style>
    <style:style style:name="gr81" style:family="graphic" style:parent-style-name="standard">
      <style:graphic-properties draw:stroke="none" draw:fill-color="#ffe4e1" draw:textarea-horizontal-align="justify" draw:textarea-vertical-align="middle" draw:auto-grow-height="false" fo:min-height="14.281cm" fo:min-width="3.408cm"/>
    </style:style>
    <style:style style:name="gr82" style:family="graphic" style:parent-style-name="standard">
      <style:graphic-properties draw:stroke="none" svg:stroke-color="#000000" draw:fill="none" draw:fill-color="#ffffff" draw:auto-grow-height="true" draw:auto-grow-width="false" fo:max-height="0cm" fo:min-height="2.954cm"/>
    </style:style>
    <style:style style:name="gr83" style:family="graphic" style:parent-style-name="standard">
      <style:graphic-properties draw:stroke="none" draw:fill-color="#ffa500" draw:textarea-horizontal-align="justify" draw:textarea-vertical-align="middle" draw:auto-grow-height="false" fo:min-height="18.092cm" fo:min-width="2.038cm"/>
    </style:style>
    <style:style style:name="gr84" style:family="graphic" style:parent-style-name="standard">
      <style:graphic-properties draw:stroke="none" draw:fill-color="#afeeee" draw:textarea-horizontal-align="justify" draw:textarea-vertical-align="middle" draw:auto-grow-height="false" fo:min-height="4.064cm" fo:min-width="10.367cm"/>
    </style:style>
    <style:style style:name="gr85" style:family="graphic" style:parent-style-name="standard">
      <style:graphic-properties draw:stroke="none" draw:fill="none" fo:min-height="1.268cm"/>
    </style:style>
    <style:style style:name="gr8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87" style:family="graphic" style:parent-style-name="Standard_5f_2">
      <style:graphic-properties draw:stroke="none" draw:fill-color="#94ffba" draw:textarea-horizontal-align="justify" draw:textarea-vertical-align="middle" draw:auto-grow-height="false" fo:min-height="14.281cm" fo:min-width="1.687cm"/>
    </style:style>
    <style:style style:name="gr88" style:family="graphic" style:parent-style-name="Standard_5f_2">
      <style:graphic-properties draw:stroke="none" draw:fill-color="#026b5d" draw:textarea-horizontal-align="justify" draw:textarea-vertical-align="middle" draw:auto-grow-height="false" fo:min-height="25.965cm" fo:min-width="1.884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0" style:family="graphic" style:parent-style-name="standard">
      <style:graphic-properties draw:marker-start="Arrow" draw:marker-start-width="0.3cm" draw:marker-end="Arrow" draw:marker-end-width="0.3cm" draw:textarea-vertical-align="middle"/>
    </style:style>
    <style:style style:name="gr91" style:family="graphic" style:parent-style-name="standard">
      <style:graphic-properties draw:stroke="none" svg:stroke-color="#000000" draw:fill="none" draw:fill-color="#ffffff" draw:auto-grow-height="true" draw:auto-grow-width="false" fo:max-height="0cm" fo:min-height="3.319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94" style:family="graphic" style:parent-style-name="Standard_5f_2">
      <style:graphic-properties draw:stroke="none" draw:fill="none" fo:min-height="0.95cm"/>
    </style:style>
    <style:style style:name="gr95" style:family="graphic" style:parent-style-name="standard">
      <style:graphic-properties draw:fill-color="#ffffff" draw:textarea-horizontal-align="justify" draw:textarea-vertical-align="middle" draw:auto-grow-height="false" fo:min-height="0.056cm" fo:min-width="0.145cm"/>
    </style:style>
    <style:style style:name="gr96" style:family="graphic" style:parent-style-name="Standard_5f_2">
      <style:graphic-properties draw:stroke="none" draw:fill="none" fo:min-height="1.737cm"/>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9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99"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1"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03"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0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0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07"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08"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09"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0" style:family="graphic" style:parent-style-name="standard">
      <style:graphic-properties draw:stroke="none" draw:fill="none" fo:min-height="4.15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2.208cm"/>
    </style:style>
    <style:style style:name="pr14" style:family="presentation" style:parent-style-name="Default-outline1" style:list-style-name="L6">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outline1" style:list-style-name="L6">
      <style:graphic-properties fo:min-height="11.929cm"/>
    </style:style>
    <style:style style:name="pr17" style:family="presentation" style:parent-style-name="Default-notes" style:list-style-name="L1">
      <style:graphic-properties draw:fill-color="#ffffff" draw:auto-grow-height="true" fo:min-height="13.365cm"/>
    </style:style>
    <style:style style:name="pr18" style:family="presentation" style:parent-style-name="Default-outline1" style:list-style-name="L6">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title">
      <style:graphic-properties draw:textarea-vertical-align="top" fo:min-height="3.229cm"/>
    </style:style>
    <style:style style:name="pr21" style:family="presentation" style:parent-style-name="Default-outline1" style:list-style-name="L6">
      <style:graphic-properties fo:min-height="11.929cm"/>
    </style:style>
    <style:style style:name="pr22" style:family="presentation" style:parent-style-name="Default-title">
      <style:graphic-properties draw:textarea-vertical-align="top" fo:min-height="2.051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outline1" style:list-style-name="L6">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6">
      <style:graphic-properties fo:min-height="11.929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title">
      <style:graphic-properties draw:textarea-vertical-align="top" fo:min-height="1.363cm"/>
    </style:style>
    <style:style style:name="pr31" style:family="presentation" style:parent-style-name="Default-outline1" style:list-style-name="L6">
      <style:graphic-properties fo:min-height="11.929cm"/>
    </style:style>
    <style:style style:name="pr32" style:family="presentation" style:parent-style-name="Default-outline1" style:list-style-name="L6">
      <style:graphic-properties fo:min-height="11.929cm"/>
    </style:style>
    <style:style style:name="pr33" style:family="presentation" style:parent-style-name="Default-title">
      <style:graphic-properties draw:textarea-vertical-align="top" fo:min-height="1.362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title">
      <style:graphic-properties draw:textarea-vertical-align="top" fo:min-height="2.451cm"/>
    </style:style>
    <style:style style:name="pr45" style:family="presentation" style:parent-style-name="Default-title">
      <style:graphic-properties draw:textarea-vertical-align="top" fo:min-height="2.605cm"/>
    </style:style>
    <style:style style:name="pr46" style:family="presentation" style:parent-style-name="Default-outline1" style:list-style-name="L6">
      <style:graphic-properties fo:min-height="11.929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title">
      <style:graphic-properties draw:textarea-vertical-align="top" fo:min-height="6.607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title">
      <style:graphic-properties draw:textarea-vertical-align="top" fo:min-height="2.533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title">
      <style:graphic-properties draw:textarea-vertical-align="top" fo:min-height="1.051cm"/>
    </style:style>
    <style:style style:name="pr91" style:family="presentation" style:parent-style-name="Default-outline1" style:list-style-name="L6">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6">
      <style:graphic-properties fo:min-height="11.929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notes" style:list-style-name="L1">
      <style:graphic-properties draw:fill-color="#ffffff" draw:auto-grow-height="true" fo:min-height="13.365cm"/>
    </style:style>
    <style:style style:name="pr122" style:family="presentation" style:parent-style-name="Default-title">
      <style:graphic-properties draw:textarea-vertical-align="top" fo:min-height="1.564cm"/>
    </style:style>
    <style:style style:name="pr123" style:family="presentation" style:parent-style-name="Default-outline1" style:list-style-name="L6">
      <style:graphic-properties fo:min-height="11.929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title">
      <style:graphic-properties draw:textarea-vertical-align="top" fo:min-height="2.851cm"/>
    </style:style>
    <style:style style:name="pr132" style:family="presentation" style:parent-style-name="Default-outline1" style:list-style-name="L6">
      <style:graphic-properties fo:min-height="11.929cm"/>
    </style:style>
    <style:style style:name="pr133" style:family="presentation" style:parent-style-name="Default-outline1" style:list-style-name="L6">
      <style:graphic-properties fo:min-height="11.929cm"/>
    </style:style>
    <style:style style:name="pr134" style:family="presentation" style:parent-style-name="Default-title">
      <style:graphic-properties draw:textarea-vertical-align="top" fo:min-height="3.076cm"/>
    </style:style>
    <style:style style:name="pr135" style:family="presentation" style:parent-style-name="Default-outline1" style:list-style-name="L6">
      <style:graphic-properties fo:min-height="11.929cm"/>
    </style:style>
    <style:style style:name="pr136" style:family="presentation" style:parent-style-name="Default-outline1" style:list-style-name="L6">
      <style:graphic-properties fo:min-height="11.929cm"/>
    </style:style>
    <style:style style:name="pr137" style:family="presentation" style:parent-style-name="Default-outline1" style:list-style-name="L6">
      <style:graphic-properties fo:min-height="11.929cm"/>
    </style:style>
    <style:style style:name="pr138" style:family="presentation" style:parent-style-name="Default-title">
      <style:graphic-properties draw:textarea-vertical-align="top" fo:min-height="1.2cm"/>
    </style:style>
    <style:style style:name="pr139" style:family="presentation" style:parent-style-name="Default-outline1" style:list-style-name="L6">
      <style:graphic-properties fo:min-height="11.929cm"/>
    </style:style>
    <style:style style:name="pr140" style:family="presentation" style:parent-style-name="Default-outline1" style:list-style-name="L6">
      <style:graphic-properties fo:min-height="11.929cm"/>
    </style:style>
    <style:style style:name="pr141" style:family="presentation" style:parent-style-name="Default-outline1" style:list-style-name="L6">
      <style:graphic-properties fo:min-height="11.929cm"/>
    </style:style>
    <style:style style:name="pr142" style:family="presentation" style:parent-style-name="Default-notes">
      <style:graphic-properties draw:fill-color="#ffffff" draw:auto-grow-height="true" fo:min-height="14.161cm"/>
    </style:style>
    <style:style style:name="pr143" style:family="presentation" style:parent-style-name="Default-outline1" style:list-style-name="L6">
      <style:graphic-properties fo:min-height="11.929cm"/>
    </style:style>
    <style:style style:name="pr144" style:family="presentation" style:parent-style-name="Default-outline1" style:list-style-name="L6">
      <style:graphic-properties fo:min-height="11.929cm"/>
    </style:style>
    <style:style style:name="pr145" style:family="presentation" style:parent-style-name="Default-notes" style:list-style-name="L1">
      <style:graphic-properties draw:fill-color="#ffffff" draw:auto-grow-height="true" fo:min-height="13.365cm"/>
    </style:style>
    <style:style style:name="pr146"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text-properties fo:font-size="32pt" fo:language="fr" fo:country="FR" fo:font-weight="bold" style:font-size-asian="32pt" style:font-weight-asian="bold" style:font-size-complex="32pt" style:font-weight-complex="bold"/>
    </style:style>
    <style:style style:name="P20" style:family="paragraph">
      <loext:graphic-properties draw:fill="none"/>
      <style:paragraph-properties fo:text-align="center"/>
    </style:style>
    <style:style style:name="P21" style:family="paragraph">
      <style:paragraph-properties fo:text-align="start"/>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text-properties fo:font-size="24pt" fo:font-weight="normal" style:font-size-asian="24pt" style:font-weight-asian="normal" style:font-size-complex="24pt" style:font-weight-complex="normal"/>
    </style:style>
    <style:style style:name="P2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4" style:family="paragraph">
      <loext:graphic-properties draw:fill-color="#ff8000"/>
      <style:paragraph-properties fo:text-align="center"/>
      <style:text-properties fo:language="fr" fo:country="FR"/>
    </style:style>
    <style:style style:name="P25" style:family="paragraph">
      <style:paragraph-properties fo:text-align="center"/>
      <style:text-properties fo:font-size="42pt" fo:language="fr" fo:country="FR" fo:font-weight="bold" style:font-size-asian="42pt" style:font-weight-asian="bold" style:font-size-complex="42pt" style:font-weight-complex="bold"/>
    </style:style>
    <style:style style:name="P26" style:family="paragraph">
      <loext:graphic-properties draw:fill-color="#685496"/>
      <style:paragraph-properties fo:text-align="center"/>
      <style:text-properties fo:language="fr" fo:country="FR"/>
    </style:style>
    <style:style style:name="P27" style:family="paragraph">
      <loext:graphic-properties draw:fill-color="#355269"/>
      <style:paragraph-properties fo:text-align="center"/>
      <style:text-properties fo:language="fr" fo:country="FR"/>
    </style:style>
    <style:style style:name="P28" style:family="paragraph">
      <loext:graphic-properties draw:fill-color="#158466"/>
      <style:paragraph-properties fo:text-align="center"/>
      <style:text-properties fo:language="fr" fo:country="FR"/>
    </style:style>
    <style:style style:name="P29" style:family="paragraph">
      <loext:graphic-properties draw:fill="none" draw:fill-color="#ffffff"/>
      <style:text-properties fo:color="#ffffff" fo:font-size="17.8999996185303pt" fo:language="fr" fo:country="FR" fo:font-weight="bold" style:font-weight-asian="bold" style:font-weight-complex="bold"/>
    </style:style>
    <style:style style:name="P30" style:family="paragraph">
      <loext:graphic-properties draw:fill-color="#ffffff"/>
      <style:paragraph-properties fo:text-align="start"/>
      <style:text-properties fo:font-size="22pt" fo:language="fr" fo:country="FR" style:font-size-asian="22pt" style:font-size-complex="22pt"/>
    </style:style>
    <style:style style:name="P31" style:family="paragraph">
      <loext:graphic-properties draw:fill-color="#e400ff"/>
      <style:paragraph-properties fo:text-align="center"/>
      <style:text-properties fo:language="fr" fo:country="FR"/>
    </style:style>
    <style:style style:name="P3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3" style:family="paragraph">
      <loext:graphic-properties draw:fill="none"/>
      <style:text-properties fo:font-size="88pt" style:font-size-asian="88pt" style:font-size-complex="88pt"/>
    </style:style>
    <style:style style:name="P34" style:family="paragraph">
      <loext:graphic-properties draw:fill="none"/>
      <style:paragraph-properties fo:text-align="center"/>
      <style:text-properties fo:language="fr" fo:country="FR"/>
    </style:style>
    <style:style style:name="P35"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6" style:family="paragraph">
      <loext:graphic-properties draw:fill="none"/>
      <style:paragraph-properties fo:text-align="start"/>
      <style:text-properties fo:font-size="32pt" style:font-size-asian="32pt" style:font-size-complex="32pt"/>
    </style:style>
    <style:style style:name="P37" style:family="paragraph">
      <loext:graphic-properties draw:fill="none" draw:fill-color="#ffffff"/>
      <style:paragraph-properties fo:text-align="center"/>
      <style:text-properties fo:font-size="28pt" style:font-size-asian="28pt" style:font-size-complex="28pt"/>
    </style:style>
    <style:style style:name="P38" style:family="paragraph">
      <style:text-properties fo:font-size="21.2000007629395pt" fo:language="fr" fo:country="FR"/>
    </style:style>
    <style:style style:name="P39"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5" style:family="paragraph">
      <loext:graphic-properties draw:fill-color="#ffffff"/>
      <style:text-properties fo:font-size="20pt" fo:language="fr" fo:country="FR" style:font-size-asian="20pt" style:font-size-complex="20pt"/>
    </style:style>
    <style:style style:name="P46" style:family="paragraph">
      <style:paragraph-properties fo:text-align="start"/>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8" style:family="paragraph">
      <loext:graphic-properties draw:fill="none"/>
      <style:paragraph-properties fo:text-align="center"/>
      <style:text-properties fo:font-size="32pt" style:font-size-asian="32pt" style:font-size-complex="32pt"/>
    </style:style>
    <style:style style:name="P49" style:family="paragraph">
      <style:paragraph-properties fo:margin-left="0cm" fo:margin-right="0cm" fo:margin-top="0.497cm" fo:margin-bottom="0cm" fo:text-align="start" fo:text-indent="0cm"/>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text-properties fo:font-size="30pt" style:font-size-asian="30pt" style:font-size-complex="30pt"/>
    </style:style>
    <style:style style:name="P53"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4" style:family="paragraph">
      <loext:graphic-properties draw:fill-color="#ff1493"/>
      <style:paragraph-properties fo:text-align="center"/>
      <style:text-properties fo:language="fr" fo:country="FR"/>
    </style:style>
    <style:style style:name="P55" style:family="paragraph">
      <style:text-properties fo:color="#ffffff" fo:font-size="28pt" fo:language="fr" fo:country="FR" style:font-size-asian="28pt" style:font-size-complex="28pt"/>
    </style:style>
    <style:style style:name="P56" style:family="paragraph">
      <style:paragraph-properties fo:margin-left="0cm" fo:margin-right="0cm" fo:margin-top="0cm" fo:margin-bottom="0cm" fo:line-height="100%" fo:text-align="start" fo:text-indent="0cm"/>
    </style:style>
    <style:style style:name="P57" style:family="paragraph">
      <loext:graphic-properties draw:fill="none"/>
      <style:paragraph-properties fo:text-align="start"/>
      <style:text-properties fo:font-size="26pt" style:font-size-asian="26pt" style:font-size-complex="26pt"/>
    </style:style>
    <style:style style:name="P58"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9" style:family="paragraph">
      <style:text-properties fo:font-size="28pt" fo:language="fr" fo:country="FR" style:font-size-asian="28pt" style:font-size-complex="28pt"/>
    </style:style>
    <style:style style:name="P60" style:family="paragraph">
      <loext:graphic-properties draw:fill="none" draw:fill-color="#ffffff"/>
      <style:text-properties fo:color="#000000"/>
    </style:style>
    <style:style style:name="P61" style:family="paragraph">
      <loext:graphic-properties draw:fill-color="#06ff00"/>
      <style:paragraph-properties fo:text-align="center"/>
      <style:text-properties fo:language="fr" fo:country="FR"/>
    </style:style>
    <style:style style:name="P62" style:family="paragraph">
      <loext:graphic-properties draw:fill-color="#00fff3"/>
      <style:paragraph-properties fo:text-align="center"/>
      <style:text-properties fo:language="fr" fo:country="FR"/>
    </style:style>
    <style:style style:name="P63"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64" style:family="paragraph">
      <loext:graphic-properties draw:fill-color="#b4c7dc"/>
      <style:paragraph-properties fo:text-align="center"/>
    </style:style>
    <style:style style:name="P65" style:family="paragraph">
      <loext:graphic-properties draw:fill="none"/>
      <style:paragraph-properties fo:text-align="center"/>
      <style:text-properties fo:font-size="17.8999996185303pt" fo:language="fr" fo:country="FR"/>
    </style:style>
    <style:style style:name="P66" style:family="paragraph">
      <loext:graphic-properties draw:fill-color="#afeeee"/>
      <style:paragraph-properties fo:text-align="center"/>
      <style:text-properties fo:language="fr" fo:country="FR"/>
    </style:style>
    <style:style style:name="P67" style:family="paragraph">
      <loext:graphic-properties draw:fill-color="#ffa500"/>
      <style:paragraph-properties fo:text-align="center"/>
      <style:text-properties fo:language="fr" fo:country="FR"/>
    </style:style>
    <style:style style:name="P68" style:family="paragraph">
      <loext:graphic-properties draw:fill="none" draw:fill-color="#ffffff"/>
      <style:text-properties fo:color="#000000" fo:font-size="28pt" fo:font-weight="bold" style:font-size-asian="28pt" style:font-weight-asian="bold" style:font-size-complex="28pt" style:font-weight-complex="bold"/>
    </style:style>
    <style:style style:name="P69" style:family="paragraph">
      <loext:graphic-properties draw:fill-color="#ffe4e1"/>
      <style:paragraph-properties fo:text-align="center"/>
      <style:text-properties fo:language="fr" fo:country="FR"/>
    </style:style>
    <style:style style:name="P70"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71" style:family="paragraph">
      <loext:graphic-properties draw:fill-color="#ffffff"/>
      <style:text-properties fo:font-size="22pt" fo:language="fr" fo:country="FR" style:font-size-asian="22pt" style:font-size-complex="22pt"/>
    </style:style>
    <style:style style:name="P72" style:family="paragraph">
      <loext:graphic-properties draw:fill="none"/>
    </style:style>
    <style:style style:name="P73" style:family="paragraph">
      <loext:graphic-properties draw:fill-color="#ffffff"/>
      <style:text-properties fo:font-size="24pt" fo:language="fr" fo:country="FR" style:font-size-asian="24pt" style:font-size-complex="24pt"/>
    </style:style>
    <style:style style:name="P74" style:family="paragraph">
      <style:paragraph-properties fo:margin-left="0cm" fo:margin-right="0cm" fo:margin-top="0.497cm" fo:margin-bottom="0cm" fo:text-align="start" fo:text-indent="0cm">
        <style:tab-stops/>
      </style:paragraph-properties>
    </style:style>
    <style:style style:name="P75" style:family="paragraph">
      <style:paragraph-properties fo:margin-left="0.6cm" fo:margin-right="0cm" fo:text-indent="-0.6cm"/>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line-height="100%" fo:text-align="start"/>
    </style:style>
    <style:style style:name="P78"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9" style:family="paragraph">
      <loext:graphic-properties draw:fill-color="#ffffff"/>
      <style:paragraph-properties fo:text-align="center"/>
    </style:style>
    <style:style style:name="P80"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81" style:family="paragraph">
      <style:paragraph-properties fo:text-align="end"/>
    </style:style>
    <style:style style:name="P82" style:family="paragraph">
      <loext:graphic-properties draw:fill="solid" draw:fill-color="#ffffff"/>
      <style:paragraph-properties fo:text-align="center"/>
    </style:style>
    <style:style style:name="P83" style:family="paragraph">
      <loext:graphic-properties draw:fill-color="#ffffff"/>
      <style:text-properties fo:font-size="32pt" fo:language="fr" fo:country="FR" fo:font-weight="bold" style:font-weight-asian="bold" style:font-weight-complex="bold"/>
    </style:style>
    <style:style style:name="P8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3" style:family="text">
      <style:text-properties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bold" style:font-size-asian="12pt" style:font-weight-asian="bold" style:font-size-complex="12pt" style:font-weight-complex="bold"/>
    </style:style>
    <style:style style:name="T17" style:family="text">
      <style:text-properties fo:color="#ffffff" fo:font-size="12pt" fo:language="fr" fo:country="FR" fo:font-weight="normal" style:font-size-asian="12pt" style:font-weight-asian="normal" style:font-size-complex="12pt" style:font-weight-complex="normal"/>
    </style:style>
    <style:style style:name="T18" style:family="text">
      <style:text-properties fo:font-size="22pt" fo:language="fr" fo:country="FR" style:font-size-asian="22pt" style:font-size-complex="22pt"/>
    </style:style>
    <style:style style:name="T19" style:family="text">
      <style:text-properties fo:font-size="26pt" fo:language="fr" fo:country="FR" fo:font-weight="normal" style:font-size-asian="26pt" style:font-weight-asian="normal" style:font-size-complex="26pt" style:font-weight-complex="normal"/>
    </style:style>
    <style:style style:name="T20"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size="32pt" fo:language="fr" fo:country="FR" fo:font-weight="normal" style:font-size-asian="32pt" style:font-weight-asian="normal" style:font-size-complex="32pt" style:font-weight-complex="normal"/>
    </style:style>
    <style:style style:name="T2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size="28pt" style:font-size-asian="28pt" style:font-size-complex="28pt"/>
    </style:style>
    <style:style style:name="T36"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7"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8" style:family="text">
      <style:text-properties fo:color="#000000" fo:font-size="28pt" fo:language="fr" fo:country="FR" fo:font-weight="bold" style:font-size-asian="28pt" style:font-weight-asian="bold" style:font-size-complex="28pt" style:font-weight-complex="bold"/>
    </style:style>
    <style:style style:name="T39" style:family="text">
      <style:text-properties fo:color="#000000" fo:font-size="28pt" fo:font-weight="bold" style:font-size-asian="28pt" style:font-weight-asian="bold" style:font-size-complex="28pt" style:font-weight-complex="bold"/>
    </style:style>
    <style:style style:name="T40" style:family="text">
      <style:text-properties fo:color="#000000"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color="#ffffff" fo:font-size="36pt" fo:language="fr" fo:country="FR" fo:font-weight="normal" style:font-size-asian="36pt" style:font-weight-asian="normal" style:font-size-complex="36pt" style:font-weight-complex="normal"/>
    </style:style>
    <style:style style:name="T43" style:family="text">
      <style:text-properties fo:font-size="12pt" style:font-size-asian="12pt" style:font-size-complex="12pt"/>
    </style:style>
    <style:style style:name="T44" style:family="text">
      <style:text-properties fo:font-size="20pt" fo:language="fr" fo:country="FR" style:font-size-asian="20pt" style:font-size-complex="20pt"/>
    </style:style>
    <style:style style:name="T45" style:family="text">
      <style:text-properties fo:font-size="21.2000007629395pt"/>
    </style:style>
    <style:style style:name="T46"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7" style:family="text">
      <style:text-properties fo:font-size="36pt" fo:language="fr" fo:country="FR" fo:text-shadow="none" fo:font-weight="normal" style:font-size-asian="36pt" style:font-weight-asian="normal" style:font-size-complex="36pt" style:font-weight-complex="normal"/>
    </style:style>
    <style:style style:name="T48" style:family="text">
      <style:text-properties fo:color="#ffffff" fo:font-size="32pt" fo:language="fr" fo:country="FR" fo:font-weight="bold" style:font-size-asian="32pt" style:font-size-complex="32pt"/>
    </style:style>
    <style:style style:name="T49" style:family="text">
      <style:text-properties fo:color="#ffffff" fo:font-size="36pt" fo:language="fr" fo:country="FR" fo:text-shadow="none" fo:font-weight="normal" style:font-size-asian="36pt" style:font-weight-asian="normal" style:font-size-complex="36pt" style:font-weight-complex="normal"/>
    </style:style>
    <style:style style:name="T50" style:family="text">
      <style:text-properties fo:font-size="21.2000007629395pt" fo:language="fr" fo:country="FR"/>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color="#ffffff" fo:font-size="42pt" fo:language="fr" fo:country="FR" fo:font-weight="bold" style:font-size-asian="42pt" style:font-weight-asian="bold" style:font-size-complex="42pt" style:font-weight-complex="bold"/>
    </style:style>
    <style:style style:name="T6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3" style:family="text">
      <style:text-properties fo:color="#ffffff" fo:font-size="28pt" fo:language="fr" fo:country="FR" fo:font-weight="bold" style:font-size-asian="28pt" style:font-weight-asian="bold" style:font-size-complex="28pt" style:font-weight-complex="bold"/>
    </style:style>
    <style:style style:name="T6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0000"/>
    </style:style>
    <style:style style:name="T7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2" style:family="text">
      <style:text-properties fo:font-size="36pt" fo:language="fr" fo:country="FR" fo:font-weight="bold" style:font-size-asian="36pt" style:font-weight-asian="bold" style:font-size-complex="36pt" style:font-weight-complex="bold"/>
    </style:style>
    <style:style style:name="T73" style:family="text">
      <style:text-properties fo:font-size="22pt" style:font-size-asian="22pt" style:font-size-complex="22pt"/>
    </style:style>
    <style:style style:name="T74" style:family="text">
      <style:text-properties fo:font-size="24pt" style:font-size-asian="24pt" style:font-size-complex="24pt"/>
    </style:style>
    <style:style style:name="T75" style:family="text">
      <style:text-properties fo:font-size="32pt" fo:language="fr" fo:country="FR" fo:font-weight="bold" style:font-size-asian="32pt" style:font-weight-asian="bold" style:font-size-complex="32pt" style:font-weight-complex="bold"/>
    </style:style>
    <style:style style:name="T7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3"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4"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5" style:family="text">
      <style:text-properties fo:font-size="24pt" fo:language="fr" fo:country="FR" fo:font-weight="normal" style:font-size-asian="24pt" style:font-weight-asian="normal" style:font-size-complex="24pt" style:font-weight-complex="normal"/>
    </style:style>
    <style:style style:name="T86" style:family="text">
      <style:text-properties fo:color="#ffffff" fo:font-size="32pt" fo:language="fr" fo:country="FR" fo:font-weight="bold" style:font-size-asian="32pt" style:font-weight-asian="bold" style:font-size-complex="32pt" style:font-weight-complex="bold"/>
    </style:style>
    <style:style style:name="T8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19" draw:layer="layout" svg:width="26.924cm" svg:height="1.682cm" svg:x="0.538cm" svg:y="9.659cm" presentation:class="title" presentation:user-transformed="true">
          <draw:text-box>
            <text:p text:style-name="P5"><text:span text:style-name="T9">"Ressource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13" draw:text-style-name="P20"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13" draw:text-style-name="P20"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13" draw:text-style-name="P20"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641cm" svg:height="10.637cm" svg:x="0.68cm" svg:y="3cm">
          <draw:image xlink:href="Pictures/1000020100000458000001BC8508B7AE3EF040F9.png" xlink:type="simple" xlink:show="embed" xlink:actuate="onLoad" loext:mime-type="image/png">
            <text:p/>
          </draw:image>
        </draw:frame>
        <draw:frame presentation:style-name="pr9" draw:text-style-name="P23" draw:layer="layout" svg:width="26.924cm" svg:height="1.889cm" svg:x="0.538cm" svg:y="14.318cm" presentation:class="title" presentation:user-transformed="true">
          <draw:text-box>
            <text:p text:style-name="P22"><text:span text:style-name="T12">Ouvrez le fichier index.html avec votre navigateur préféré </text:span><text:span text:style-name="T12"><text:line-break/></text:span><text:span text:style-name="T12">(sauf Internet Explorer)</text:span></text:p>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7.721cm" svg:height="11.089cm" draw:transform="skewX (-0.0307177948351002) rotate (-1.82578893051127) translate (38.8cm 9.853cm)">
          <text:p text:style-name="P5"><text:span text:style-name="T13"><text:s/></text:span></text:p>
          <draw:enhanced-geometry svg:viewBox="0 0 21600 21600" draw:type="rectangle" draw:enhanced-path="M 0 0 L 21600 0 21600 21600 0 21600 0 0 Z N"/>
        </draw:custom-shape>
        <draw:frame presentation:style-name="pr13" draw:text-style-name="P25" draw:layer="layout" svg:width="26.924cm" svg:height="2.208cm" svg:x="0.536cm" svg:y="9.672cm" presentation:class="title" presentation:user-transformed="true">
          <draw:text-box>
            <text:p text:style-name="P5"><text:span text:style-name="T14">Pas très lisible, non ?</text:span></text:p>
          </draw:text-box>
        </draw:frame>
        <draw:custom-shape draw:style-name="gr15" draw:text-style-name="P4" draw:layer="layout" svg:width="15.965cm" svg:height="9.99cm" draw:transform="skewX (-0.0307177948351002) rotate (-1.73206474967917) translate (37.847cm 8.668cm)">
          <text:p text:style-name="P5"><text:span text:style-name="T13"><text:s/></text:span></text:p>
          <draw:enhanced-geometry svg:viewBox="0 0 21600 21600" draw:type="rectangle" draw:enhanced-path="M 0 0 L 21600 0 21600 21600 0 21600 0 0 Z N"/>
        </draw:custom-shape>
        <draw:custom-shape draw:style-name="gr16" draw:text-style-name="P26" draw:layer="layout" svg:width="3.909cm" svg:height="14.532cm" draw:transform="rotate (-3.14159265358979) translate (2.95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7"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Petit point accessibilité – les couleurs</text:span></text:p>
          </draw:text-box>
        </draw:frame>
        <draw:frame presentation:style-name="pr14"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19" draw:text-style-name="P29" draw:layer="layout" svg:width="25.147cm" svg:height="3.095cm" svg:x="1.018cm" svg:y="18.195cm">
          <draw:text-box>
            <text:p><text:span text:style-name="T16">Sources :</text:span></text:p>
            <text:list text:style-name="L1">
              <text:list-item>
                <text:p><text:span text:style-name="T17">https://webaim.org/resources/contrastchecker/</text:span></text:p>
              </text:list-item>
              <text:list-item>
                <text:p><text:span text:style-name="T17">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0" presentation:class="page"/>
          <draw:frame presentation:style-name="pr15" draw:text-style-name="P3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0"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Propriété "background-color"</text:span></text:p>
          </draw:text-box>
        </draw:frame>
        <draw:frame presentation:style-name="pr16"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9" draw:text-style-name="P29" draw:layer="layout" svg:width="25.147cm" svg:height="3.095cm" svg:x="1.017cm" svg:y="18.194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7" draw:text-style-name="P30" draw:layer="layout" svg:width="16.8cm" svg:height="13.365cm" svg:x="2.097cm" svg:y="14.103cm" presentation:class="notes" presentation:user-transformed="true">
            <draw:text-box>
              <text:list text:style-name="L1">
                <text:list-item>
                  <text:p text:style-name="P1"><text:span text:style-name="T18">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0"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Couleur au format rgb(a)</text:span></text:p>
          </draw:text-box>
        </draw:frame>
        <draw:frame presentation:style-name="pr18" draw:text-style-name="P14" draw:layer="layout" svg:width="25.806cm" svg:height="12.14cm" svg:x="1.37cm" svg:y="3.06cm" presentation:class="outline" presentation:user-transformed="true">
          <draw:text-box>
            <text:list text:style-name="L2">
              <text:list-item>
                <text:p><text:span text:style-name="T13">Représentation de la couleur sous la forme de quatre composantes :</text:span></text:p>
                <text:list>
                  <text:list-item>
                    <text:p><text:span text:style-name="T13">Red (Rouge)</text:span></text:p>
                  </text:list-item>
                  <text:list-item>
                    <text:p><text:span text:style-name="T13">Green (Vert)</text:span></text:p>
                  </text:list-item>
                  <text:list-item>
                    <text:p><text:span text:style-name="T13">Blue (Bleu)</text:span></text:p>
                  </text:list-item>
                  <text:list-item>
                    <text:p><text:span text:style-name="T13">Alpha (Alpha) – Utilisation de la fonction rgba()</text:span></text:p>
                  </text:list-item>
                </text:list>
              </text:list-item>
              <text:list-item>
                <text:p><text:span text:style-name="T13">Chaque valeur (sauf la composante alpha 0 – 1 valeur décimale) peut prendre une valeur entre 0 et 255 inclus</text:span></text:p>
              </text:list-item>
            </text:list>
          </draw:text-box>
        </draw:frame>
        <draw:frame draw:style-name="gr19" draw:text-style-name="P29" draw:layer="layout" svg:width="25.147cm" svg:height="3.095cm" svg:x="1.018cm" svg:y="18.195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19" draw:text-style-name="P30"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0" draw:text-style-name="P32" draw:layer="layout" svg:width="6.864cm" svg:height="3.229cm" svg:x="18.336cm" svg:y="8.001cm" presentation:class="title" presentation:user-transformed="true">
          <draw:text-box>
            <text:p text:style-name="P1"><text:span text:style-name="T19">Composante</text:span><text:span text:style-name="T19"><text:line-break/></text:span><text:span text:style-name="T19">alpha (transparence)</text:span></text:p>
          </draw:text-box>
        </draw:frame>
        <draw:frame draw:style-name="gr22" draw:text-style-name="P33" draw:layer="layout" svg:width="17.2cm" svg:height="3.718cm" svg:x="5cm" svg:y="11.23cm">
          <draw:text-box>
            <text:p><text:span text:style-name="T20">#</text:span><text:span text:style-name="T21">41</text:span><text:span text:style-name="T22">78</text:span><text:span text:style-name="T23">FA</text:span><text:span text:style-name="T24">FF</text:span></text:p>
          </draw:text-box>
        </draw:frame>
        <draw:custom-shape draw:style-name="gr20"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Couleur au format hexadécimal</text:span></text:p>
          </draw:text-box>
        </draw:frame>
        <draw:frame presentation:style-name="pr21" draw:text-style-name="P14" draw:layer="layout" svg:width="25.806cm" svg:height="3.94cm" svg:x="1.37cm" svg:y="3.06cm" presentation:class="outline" presentation:user-transformed="true">
          <draw:text-box>
            <text:list text:style-name="L2">
              <text:list-item>
                <text:p><text:span text:style-name="T13">Représentation de la couleur sous la forme de quatre (ou trois) paires de valeurs hexadécimales précédées d'un croisillon (#):</text:span></text:p>
              </text:list-item>
            </text:list>
          </draw:text-box>
        </draw:frame>
        <draw:frame draw:style-name="gr19" draw:text-style-name="P29" draw:layer="layout" svg:width="25.147cm" svg:height="3.095cm" svg:x="1.018cm" svg:y="18.195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draw:custom-shape draw:style-name="gr23" draw:text-style-name="P34"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4" draw:text-style-name="P34" draw:layer="layout" svg:x1="6.898cm" svg:y1="18.148cm" svg:x2="6.898cm" svg:y2="13.17cm">
          <text:p/>
        </draw:line>
        <draw:frame presentation:style-name="pr22" draw:text-style-name="P32" draw:layer="layout" svg:width="5.264cm" svg:height="2.051cm" svg:x="7.136cm" svg:y="16.148cm" presentation:class="title" presentation:user-transformed="true">
          <draw:text-box>
            <text:p text:style-name="P1"><text:span text:style-name="T19">Composante</text:span><text:span text:style-name="T19"><text:line-break/></text:span><text:span text:style-name="T19">rouge</text:span></text:p>
          </draw:text-box>
        </draw:frame>
        <draw:custom-shape draw:style-name="gr25" draw:text-style-name="P34"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6" draw:text-style-name="P34" draw:layer="layout" svg:x1="13.898cm" svg:y1="18.148cm" svg:x2="13.898cm" svg:y2="13.17cm">
          <text:p/>
        </draw:line>
        <draw:frame presentation:style-name="pr22" draw:text-style-name="P32" draw:layer="layout" svg:width="5.264cm" svg:height="2.051cm" svg:x="14.2cm" svg:y="16.149cm" presentation:class="title" presentation:user-transformed="true">
          <draw:text-box>
            <text:p text:style-name="P1"><text:span text:style-name="T19">Composante</text:span><text:span text:style-name="T19"><text:line-break/></text:span><text:span text:style-name="T19">bleue</text:span></text:p>
          </draw:text-box>
        </draw:frame>
        <draw:custom-shape draw:style-name="gr27" draw:text-style-name="P34"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8" draw:text-style-name="P34" draw:layer="layout" svg:x1="10.541cm" svg:y1="13cm" svg:x2="10.541cm" svg:y2="8.022cm">
          <text:p/>
        </draw:line>
        <draw:frame presentation:style-name="pr22" draw:text-style-name="P32" draw:layer="layout" svg:width="5.264cm" svg:height="2.051cm" svg:x="10.736cm" svg:y="8cm" presentation:class="title" presentation:user-transformed="true">
          <draw:text-box>
            <text:p text:style-name="P1"><text:span text:style-name="T19">Composante</text:span><text:span text:style-name="T19"><text:line-break/></text:span><text:span text:style-name="T19">verte</text:span></text:p>
          </draw:text-box>
        </draw:frame>
        <draw:custom-shape draw:style-name="gr29" draw:text-style-name="P34"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0" draw:text-style-name="P34"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3" presentation:class="page"/>
          <draw:frame presentation:style-name="pr23" draw:text-style-name="P30"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7"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Hexadécimal ou rgb(a) ?</text:span></text:p>
          </draw:text-box>
        </draw:frame>
        <draw:frame presentation:style-name="pr24" draw:text-style-name="P14" draw:layer="layout" svg:width="25.806cm" svg:height="3.74cm" svg:x="1.37cm" svg:y="3.06cm" presentation:class="outline" presentation:user-transformed="true">
          <draw:text-box>
            <text:list text:style-name="L2">
              <text:list-item>
                <text:p><text:span text:style-name="T13">Il n'y a pas un système moins bon que l'autre</text:span></text:p>
              </text:list-item>
              <text:list-item>
                <text:p><text:span text:style-name="T13">L'hexadécimal permet de récupérer plus facilement la couleur dans un logiciel</text:span></text:p>
              </text:list-item>
            </text:list>
          </draw:text-box>
        </draw:frame>
        <draw:frame draw:style-name="gr19" draw:text-style-name="P29" draw:layer="layout" svg:width="25.147cm" svg:height="3.095cm" svg:x="1.018cm" svg:y="18.195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draw:frame draw:style-name="gr13" draw:text-style-name="P20"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5" draw:text-style-name="P30"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6" draw:text-style-name="P35" draw:layer="layout" svg:width="26.06cm" svg:height="2.94cm" svg:x="1.37cm" svg:y="3.06cm" presentation:class="outline" presentation:user-transformed="true">
          <draw:text-box>
            <text:p text:style-name="P13"><text:span text:style-name="T25">Pré-requis : </text:span></text:p>
            <text:list text:style-name="L2">
              <text:list-item>
                <text:p text:style-name="P13"><text:span text:style-name="T26">Avoir la ressource "Boite"</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36" draw:layer="layout" svg:width="25cm" svg:height="2.783cm" svg:x="1.5cm" svg:y="9.817cm">
          <draw:text-box>
            <text:p text:style-name="P1"><text:span text:style-name="T27">background-color:</text:span><text:span text:style-name="T28"> </text:span><text:span text:style-name="T29">couleur que vous voulez</text:span><text:span text:style-name="T30">;</text:span></text:p>
            <text:p text:style-name="P1"><text:span text:style-name="T30"/></text:p>
          </draw:text-box>
        </draw:frame>
        <draw:frame presentation:style-name="pr27"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5" draw:text-style-name="P36" draw:layer="layout" svg:width="26.8cm" svg:height="6.581cm" svg:x="0.6cm" svg:y="14.019cm">
          <draw:text-box>
            <text:p text:style-name="P1"><text:span text:style-name="T28">.informations </text:span><text:span text:style-name="T30">{</text:span></text:p>
            <text:p text:style-name="P1"><text:span text:style-name="T27"><text:tab/></text:span><text:span text:style-name="T31">color:</text:span><text:span text:style-name="T32"> </text:span><text:span text:style-name="T33">rgb(230, 230, 230)</text:span><text:span text:style-name="T32">;</text:span></text:p>
            <text:p text:style-name="P1"><text:span text:style-name="T31"><text:s text:c="2"/></text:span><text:span text:style-name="T31"><text:tab/></text:span><text:span text:style-name="T31">font-weight:</text:span><text:span text:style-name="T32"> </text:span><text:span text:style-name="T33">bold</text:span><text:span text:style-name="T32">;</text:span></text:p>
            <text:p text:style-name="P1"><text:span text:style-name="T34"><text:tab/></text:span><text:span text:style-name="T31">background-color:</text:span><text:span text:style-name="T34"> </text:span><text:span text:style-name="T33">couleur que vous avez choisi</text:span><text:span text:style-name="T32">;</text:span></text:p>
            <text:p text:style-name="P1"><text:span text:style-name="T30">}</text:span></text:p>
          </draw:text-box>
        </draw:frame>
        <draw:frame draw:style-name="gr36" draw:text-style-name="P37" draw:layer="layout" svg:width="16.8cm" svg:height="1.352cm" svg:x="5.6cm" svg:y="12cm">
          <draw:text-box>
            <text:p text:style-name="P5"><text:span text:style-name="T35">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38">Rajouter également une déclaration css background-color à la classe "classe2"</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7"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Propriété "background-color"</text:span></text:p>
          </draw:text-box>
        </draw:frame>
        <draw:frame presentation:style-name="pr28"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6">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9" draw:text-style-name="P29" draw:layer="layout" svg:width="25.147cm" svg:height="3.095cm" svg:x="1.017cm" svg:y="18.194cm">
          <draw:text-box>
            <text:p><text:span text:style-name="T16">Sources :</text:span></text:p>
            <text:list text:style-name="L4">
              <text:list-item>
                <text:p><text:span text:style-name="T17">https://developer.mozilla.org/fr/docs/Web/CSS/background</text:span></text:p>
              </text:list-item>
              <text:list-item>
                <text:p><text:span text:style-name="T17">https://developer.mozilla.org/fr/docs/Web/CSS/background-image</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29" draw:text-style-name="P30" draw:layer="layout" svg:width="16.8cm" svg:height="13.365cm" svg:x="2.097cm" svg:y="14.103cm" presentation:class="notes" presentation:user-transformed="true">
            <draw:text-box>
              <text:list text:style-name="L1">
                <text:list-item>
                  <text:p text:style-name="P1"><text:span text:style-name="T18">L'utilisation des multiples arrière-plan fonctionne de la façon suivante : </text:span></text:p>
                  <text:list>
                    <text:list-item>
                      <text:p text:style-name="P1"><text:span text:style-name="T18">On liste les arrière-plans que l'on souhaite utiliser (images ou dégradés)</text:span></text:p>
                    </text:list-item>
                    <text:list-item>
                      <text:p text:style-name="P1"><text:span text:style-name="T18">Le premier élément de la liste est le premier qui s'affiche le plus haut</text:span></text:p>
                    </text:list-item>
                  </text:list>
                </text:list-item>
                <text:list-item>
                  <text:p text:style-name="P1"><text:span text:style-name="T18">Notes sur les multiples arrière-plans :</text:span></text:p>
                  <text:list>
                    <text:list-item>
                      <text:p text:style-name="P1"><text:span text:style-name="T18">Impossible d'y mettre des couleurs (au pire mettez un dégradé avec deux couleurs identiques)</text:span></text:p>
                    </text:list-item>
                    <text:list-item>
                      <text:p text:style-name="P1"><text:span text:style-name="T18">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1"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7">Schématisable</text:span><text:span text:style-name="T6"> par le schéma suivant</text:span></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Mod%C3%A8le_de_bo%C3%AEte_CSS</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40" draw:layer="layout" svg:width="21.943cm" svg:height="14.796cm" svg:x="3.057cm" svg:y="4.204cm">
          <text:p/>
          <draw:enhanced-geometry svg:viewBox="0 0 21600 21600" draw:type="rectangle" draw:enhanced-path="M 0 0 L 21600 0 21600 21600 0 21600 0 0 Z N"/>
        </draw:custom-shape>
        <draw:frame draw:style-name="gr36" draw:text-style-name="P41" draw:layer="layout" svg:width="16.8cm" svg:height="1.352cm" svg:x="3.057cm" svg:y="4.248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9">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6" draw:text-style-name="P44" draw:layer="layout" svg:width="8.4cm" svg:height="1.352cm" svg:x="9.8cm" svg:y="10.876cm">
          <draw:text-box>
            <text:p text:style-name="P1"><text:span text:style-name="T40">largeur x hauteur</text:span></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2"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1">Pour la hauteur, </text:span><text:span text:style-name="T4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4"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3" draw:text-style-name="P39" draw:layer="layout" svg:width="25.147cm" svg:height="2.621cm" svg:x="1.019cm" svg:y="18.196cm">
          <draw:text-box>
            <text:p><text:span text:style-name="T16">Sources :</text:span></text:p>
            <text:list text:style-name="L1">
              <text:list-item>
                <text:p><text:span text:style-name="T17">https://developer.mozilla.org/fr/docs/Apprendre/CSS/Building_blocks/Le_modele_de_boite</text:span></text:p>
              </text:list-item>
              <text:list-item>
                <text:p><text:span text:style-name="T43">https://developer.mozilla.org/fr/docs/Web/CSS/height</text:span></text:p>
              </text:list-item>
              <text:list-item>
                <text:p><text:span text:style-name="T43">https://developer.mozilla.org/fr/docs/Web/CSS/width</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4">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5"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Ajoutons une couleur de fond"</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4" draw:text-style-name="P36" draw:layer="layout" svg:width="17.748cm" svg:height="9.113cm" svg:x="5.126cm" svg:y="11cm">
          <draw:text-box>
            <text:p text:style-name="P1"><text:span text:style-name="T28">.informations </text:span><text:span text:style-name="T30">{</text:span></text:p>
            <text:p text:style-name="P1"><text:span text:style-name="T27"><text:tab/></text:span><text:span text:style-name="T27">color:</text:span><text:span text:style-name="T30"> </text:span><text:span text:style-name="T29">rgb(230, 230, 230)</text:span><text:span text:style-name="T30">;</text:span></text:p>
            <text:p text:style-name="P1"><text:span text:style-name="T27"><text:s text:c="2"/></text:span><text:span text:style-name="T27"><text:tab/></text:span><text:span text:style-name="T27">font-weight:</text:span><text:span text:style-name="T30"> </text:span><text:span text:style-name="T29">bold</text:span><text:span text:style-name="T30">;</text:span></text:p>
            <text:p text:style-name="P1"><text:span text:style-name="T28"><text:tab/></text:span><text:span text:style-name="T27">background-color:</text:span><text:span text:style-name="T28"> </text:span><text:span text:style-name="T29">#000000</text:span><text:span text:style-name="T30">;</text:span></text:p>
            <text:p text:style-name="P1"><text:span text:style-name="T27"><text:tab/></text:span><text:span text:style-name="T27">width:</text:span><text:span text:style-name="T28"> </text:span><text:span text:style-name="T29">140px</text:span><text:span text:style-name="T30">;</text:span></text:p>
            <text:p text:style-name="P1"><text:span text:style-name="T27"><text:tab/></text:span><text:span text:style-name="T27">height:</text:span><text:span text:style-name="T28"> </text:span><text:span text:style-name="T29">35px</text:span><text:span text:style-name="T30">;</text:span></text:p>
            <text:p text:style-name="P1"><text:span text:style-name="T30">}</text:span></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7"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9" draw:text-style-name="P39" draw:layer="layout" svg:width="25.147cm" svg:height="3.095cm" svg:x="1.019cm" svg:y="18.196cm">
          <draw:text-box>
            <text:p><text:span text:style-name="T16">Sources :</text:span></text:p>
            <text:list text:style-name="L1">
              <text:list-item>
                <text:p><text:span text:style-name="T17">https://developer.mozilla.org/fr/docs/Apprendre/CSS/Building_blocks/Le_modele_de_boite</text:span></text:p>
              </text:list-item>
              <text:list-item>
                <text:p><text:span text:style-name="T43">https://developer.mozilla.org/fr/docs/Web/CSS/height</text:span></text:p>
              </text:list-item>
              <text:list-item>
                <text:p><text:span text:style-name="T43">https://developer.mozilla.org/fr/docs/Web/CSS/width</text:span></text:p>
              </text:list-item>
              <text:list-item>
                <text:p><text:span text:style-name="T43">https://developer.mozilla.org/fr/docs/Web/CSS/Mod%C3%A8le_de_bo%C3%AEte_CSS</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8"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9"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Ajoutons une couleur de fond"</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5" draw:text-style-name="P36" draw:layer="layout" svg:width="10.074cm" svg:height="7.847cm" svg:x="8.963cm" svg:y="11cm">
          <draw:text-box>
            <text:p text:style-name="P1"><text:span text:style-name="T28">.informations </text:span><text:span text:style-name="T30">{</text:span></text:p>
            <text:p text:style-name="P1"><text:span text:style-name="T27"><text:tab/></text:span><text:span text:style-name="T27">[...]</text:span></text:p>
            <text:p text:style-name="P1"><text:span text:style-name="T27"><text:tab/></text:span><text:span text:style-name="T27">width:</text:span><text:span text:style-name="T28"> </text:span><text:span text:style-name="T29">140px</text:span><text:span text:style-name="T30">;</text:span></text:p>
            <text:p text:style-name="P1"><text:span text:style-name="T27"><text:tab/></text:span><text:span text:style-name="T27">height:</text:span><text:span text:style-name="T28"> </text:span><text:span text:style-name="T29">35px</text:span><text:span text:style-name="T30">;</text:span></text:p>
            <text:p text:style-name="P1"><text:span text:style-name="T27"><text:tab/></text:span><text:span text:style-name="T27">padding:</text:span><text:span text:style-name="T28"> </text:span><text:span text:style-name="T29">75px</text:span><text:span text:style-name="T30">;</text:span></text:p>
            <text:p text:style-name="P1"><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5">Oui, le résultat est identique à notre essai précédent, mais le style de nos balises est externalisé. C'est bien meilleur pour la lisibilité.</text:span></text:p>
              <text:p><text:span text:style-name="T45"/></text:p>
              <text:p><text:span text:style-name="T45">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326cm" svg:height="13.461cm" svg:x="1.099cm" svg:y="3cm">
          <draw:image xlink:href="Pictures/10000201000004160000022C621B30893696239E.png" xlink:type="simple" xlink:show="embed" xlink:actuate="onLoad" loext:mime-type="image/png">
            <text:p/>
          </draw:image>
        </draw:frame>
        <draw:custom-shape draw:style-name="gr46" draw:text-style-name="P20" draw:layer="layout" svg:width="6.984cm" svg:height="4.501cm" svg:x="1.295cm" svg:y="5.2cm">
          <text:p/>
          <draw:enhanced-geometry svg:viewBox="0 0 21600 21600" draw:type="rectangle" draw:enhanced-path="M 0 0 L 21600 0 21600 21600 0 21600 0 0 Z N"/>
        </draw:custom-shape>
        <draw:custom-shape draw:style-name="gr47" draw:text-style-name="P20"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6">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1" draw:text-style-name="P14" draw:layer="layout" svg:width="26.06cm" svg:height="12cm" svg:x="1.099cm" svg:y="3cm" presentation:class="outline" presentation:user-transformed="true">
          <draw:text-box>
            <text:list text:style-name="L2">
              <text:list-item>
                <text:p text:style-name="P13"><text:span text:style-name="T47">Ce comportement est lié au fait que le &lt;span&gt; est une balise de type "inline". </text:span><text:span text:style-name="T47"><text:line-break/></text:span><text:span text:style-name="T47">De fait si le padding est bien visible, l'espace occupé en hauteur par le &lt;span&gt; reste son contenu</text:span></text:p>
              </text:list-item>
              <text:list-item>
                <text:p text:style-name="P13"><text:span text:style-name="T47">Pour une balise de type "inline", il est préférable d'appliquer l'attribut "padding" sur les côtés</text:span></text:p>
              </text:list-item>
            </text:list>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6" draw:layer="layout" svg:width="25.198cm" svg:height="1.363cm" svg:x="1.393cm" svg:y="0.838cm" presentation:class="title" presentation:user-transformed="true">
          <draw:text-box>
            <text:p text:style-name="P1"><text:span text:style-name="T48">Modèle de boite - Padding</text:span></text:p>
          </draw:text-box>
        </draw:frame>
        <draw:frame presentation:style-name="pr42" draw:text-style-name="P47" draw:layer="layout" svg:width="26.06cm" svg:height="11.8cm" svg:x="1.099cm" svg:y="5.2cm" presentation:class="outline" presentation:user-transformed="true">
          <draw:text-box>
            <text:list text:style-name="L2">
              <text:list-item>
                <text:p text:style-name="P13"><text:span text:style-name="T42">La propriété "padding" s'applique à tous les côtés. Toutefois, il est possible de séparer chaque côté grâce aux propriétés :</text:span></text:p>
                <text:list>
                  <text:list-item>
                    <text:p text:style-name="P1"><text:span text:style-name="T49">padding-top </text:span></text:p>
                  </text:list-item>
                  <text:list-item>
                    <text:p text:style-name="P1"><text:span text:style-name="T49">padding-right</text:span></text:p>
                  </text:list-item>
                  <text:list-item>
                    <text:p text:style-name="P1"><text:span text:style-name="T49">padding-bottom</text:span></text:p>
                  </text:list-item>
                  <text:list-item>
                    <text:p text:style-name="P1"><text:span text:style-name="T49">padding-left</text:span></text:p>
                  </text:list-item>
                </text:list>
              </text:list-item>
            </text:list>
          </draw:text-box>
        </draw:frame>
        <draw:frame draw:style-name="gr48" draw:text-style-name="P48" draw:layer="layout" svg:width="9.737cm" svg:height="2.099cm" svg:x="8.6cm" svg:y="3.101cm">
          <draw:text-box>
            <text:p text:style-name="P5"><text:span text:style-name="T27">padding:</text:span><text:span text:style-name="T28"> </text:span><text:span text:style-name="T29">20px</text:span><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50">La propriété padding accepte plusieurs valeurs comme valeur. Ainsi il est possible de cibler le ou les côtés voulus en utilisant padding. Par exemple la déclaration "padding: 15px 20px" </text:span></text:p>
              <text:p><text:span text:style-name="T50">équivaut à</text:span></text:p>
              <text:p><text:span text:style-name="T51"><text:tab/></text:span><text:span text:style-name="T51">padding-top: 15px;</text:span><text:span text:style-name="T51"><text:line-break/></text:span><text:span text:style-name="T51"><text:tab/></text:span><text:span text:style-name="T50">padding-right: 20px;</text:span></text:p>
              <text:p><text:span text:style-name="T51"><text:tab/></text:span><text:span text:style-name="T50">padding-bottom: 15px;</text:span></text:p>
              <text:p><text:span text:style-name="T51"><text:tab/></text:span><text:span text:style-name="T50">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6" draw:layer="layout" svg:width="25.198cm" svg:height="1.363cm" svg:x="1.393cm" svg:y="0.838cm" presentation:class="title" presentation:user-transformed="true">
          <draw:text-box>
            <text:p text:style-name="P1"><text:span text:style-name="T48">Modèle de boite - Padding</text:span></text:p>
          </draw:text-box>
        </draw:frame>
        <draw:frame presentation:style-name="pr43"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49" draw:text-style-name="P48" draw:layer="layout" svg:width="9.737cm" svg:height="1.517cm" svg:x="8.6cm" svg:y="3.101cm">
          <draw:text-box>
            <text:p text:style-name="P5"><text:span text:style-name="T27">padding:</text:span><text:span text:style-name="T28"> </text:span><text:span text:style-name="T29">20px</text:span><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draw:frame draw:style-name="gr49" draw:text-style-name="P48" draw:layer="layout" svg:width="22.829cm" svg:height="1.517cm" svg:x="0.771cm" svg:y="11.801cm">
          <draw:text-box>
            <text:p text:style-name="P5"><text:span text:style-name="T27">padding:</text:span><text:span text:style-name="T28"> </text:span><text:span text:style-name="T29">20px 31% 50px auto</text:span><text:span text:style-name="T30">;</text:span></text:p>
          </draw:text-box>
        </draw:frame>
        <draw:custom-shape draw:style-name="gr50" draw:text-style-name="P34"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4" draw:text-style-name="P34" draw:layer="layout" svg:x1="9cm" svg:y1="15.6cm" svg:x2="9cm" svg:y2="13.113cm">
          <text:p/>
        </draw:line>
        <draw:frame presentation:style-name="pr44"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1" draw:text-style-name="P34"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2" draw:text-style-name="P34" draw:layer="layout" svg:x1="12cm" svg:y1="13.1cm" svg:x2="12cm" svg:y2="9.1cm">
          <text:p/>
        </draw:line>
        <draw:frame presentation:style-name="pr45"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3" draw:text-style-name="P34"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4" draw:text-style-name="P34" draw:layer="layout" svg:x1="14.6cm" svg:y1="15.4cm" svg:x2="14.6cm" svg:y2="12.413cm">
          <text:p/>
        </draw:line>
        <draw:frame presentation:style-name="pr44" draw:text-style-name="P50" draw:layer="layout" svg:width="5.2cm" svg:height="2.451cm" svg:x="14.8cm" svg:y="13.35cm" presentation:class="title" presentation:user-transformed="true">
          <draw:text-box>
            <text:p text:style-name="P1"><text:span text:style-name="T53">padding-top</text:span><text:span text:style-name="T53"><text:line-break/></text:span><text:span text:style-name="T53">marge intérieure basse</text:span></text:p>
          </draw:text-box>
        </draw:frame>
        <draw:custom-shape draw:style-name="gr51" draw:text-style-name="P34"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2" draw:text-style-name="P34" draw:layer="layout" svg:x1="17.503cm" svg:y1="13.1cm" svg:x2="17.503cm" svg:y2="9.1cm">
          <text:p/>
        </draw:line>
        <draw:frame presentation:style-name="pr45"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6"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50">La propriété padding accepte plusieurs valeurs comme valeur. Ainsi il est possible de cibler le ou les côtés voulus en utilisant padding. Par exemple la déclaration "padding: 15px 20px" </text:span></text:p>
              <text:p><text:span text:style-name="T50">équivaut à</text:span></text:p>
              <text:p><text:span text:style-name="T51"><text:tab/></text:span><text:span text:style-name="T51">padding-top: 15px;</text:span><text:span text:style-name="T51"><text:line-break/></text:span><text:span text:style-name="T51"><text:tab/></text:span><text:span text:style-name="T50">padding-right: 20px;</text:span></text:p>
              <text:p><text:span text:style-name="T51"><text:tab/></text:span><text:span text:style-name="T50">padding-bottom: 15px;</text:span></text:p>
              <text:p><text:span text:style-name="T51"><text:tab/></text:span><text:span text:style-name="T50">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8">Pratiquons ! - Corrigeons le padding</text:span></text:p>
          </draw:text-box>
        </draw:frame>
        <draw:frame presentation:style-name="pr47"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47" draw:layer="layout" svg:width="25.806cm" svg:height="3.019cm" svg:x="1.099cm" svg:y="7.581cm" presentation:class="outline" presentation:user-transformed="true">
          <draw:text-box>
            <text:list text:style-name="L2">
              <text:list-item>
                <text:p text:style-name="P13"><text:span text:style-name="T41">Rajouter les propriétés "padding-left", "padding-right", "padding-top" et "padding-bottom"</text:span><text:span text:style-name="T42"> directement dans la balise &lt;span&gt;.</text:span></text:p>
              </text:list-item>
            </text:list>
          </draw:text-box>
        </draw:frame>
        <draw:frame draw:style-name="gr55"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4" draw:text-style-name="P24" draw:layer="layout" svg:width="17.721cm" svg:height="11.089cm" draw:transform="skewX (-0.0307177948351002) rotate (-1.82578893051127) translate (38.8cm 9.853cm)">
          <text:p text:style-name="P5"><text:span text:style-name="T13"><text:s/></text:span></text:p>
          <draw:enhanced-geometry svg:viewBox="0 0 21600 21600" draw:type="rectangle" draw:enhanced-path="M 0 0 L 21600 0 21600 21600 0 21600 0 0 Z N"/>
        </draw:custom-shape>
        <draw:frame presentation:style-name="pr13" draw:text-style-name="P53" draw:layer="layout" svg:width="26.924cm" svg:height="2.208cm" svg:x="0.536cm" svg:y="9.672cm" presentation:class="title" presentation:user-transformed="true">
          <draw:text-box>
            <text:p text:style-name="P5"><text:span text:style-name="T60">Et ça a fonctionné ?!</text:span></text:p>
          </draw:text-box>
        </draw:frame>
        <draw:custom-shape draw:style-name="gr15" draw:text-style-name="P4" draw:layer="layout" svg:width="15.965cm" svg:height="9.99cm" draw:transform="skewX (-0.0307177948351002) rotate (-1.73206474967917) translate (37.847cm 8.668cm)">
          <text:p text:style-name="P5"><text:span text:style-name="T13"><text:s/></text:span></text:p>
          <draw:enhanced-geometry svg:viewBox="0 0 21600 21600" draw:type="rectangle" draw:enhanced-path="M 0 0 L 21600 0 21600 21600 0 21600 0 0 Z N"/>
        </draw:custom-shape>
        <draw:custom-shape draw:style-name="gr56" draw:text-style-name="P26" draw:layer="layout" svg:width="3.909cm" svg:height="14.532cm" draw:transform="rotate (-3.14159265358979) translate (2.95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50">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57" draw:text-style-name="P54" draw:layer="layout" svg:width="3.91cm" svg:height="14.531cm" draw:transform="rotate (-1.5707963267949) translate (28.12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8">CSS – Spécificité ou poids du css</text:span></text:p>
          </draw:text-box>
        </draw:frame>
        <draw:frame presentation:style-name="Default-outline1" draw:text-style-name="P55"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1">Le sélecteur ".infos" est plus léger que "div .infos"</text:span><text:span text:style-name="T61"><text:line-break/></text:span><text:span text:style-name="T61">Les déclarations css de "div .infos</text:span><text:span text:style-name="T54">" seront donc appliquées en premier même si placé plus haut dans le code.</text:span></text:p>
                  </text:list-item>
                </text:list>
              </text:list-item>
            </text:list>
          </draw:text-box>
        </draw:frame>
        <draw:frame draw:style-name="gr58" draw:text-style-name="P29" draw:layer="layout" svg:width="25.147cm" svg:height="3.095cm" svg:x="1.017cm" svg:y="18.542cm">
          <draw:text-box>
            <text:p><text:span text:style-name="T16">Sources :</text:span></text:p>
            <text:list text:style-name="L1">
              <text:list-item>
                <text:p><text:span text:style-name="T17">https://developer.mozilla.org/fr/docs/Apprendre/CSS/Building_blocks/Cascade_et_heritage#Sp%C3%A9cificit%C3%A9₂</text:span></text:p>
              </text:list-item>
              <text:list-item>
                <text:p><text:span text:style-name="T17">https://www.zonecss.fr/cours-css/poids-des-selecteurs-css.html</text:span></text:p>
              </text:list-item>
              <text:list-item>
                <text:p><text:span text:style-name="T17">https://developer.mozilla.org/fr/docs/Apprendre/CSS/Building_blocks/Cascade_et_heritage#!important</text:span></text:p>
              </text:list-item>
            </text:list>
            <text:p><text:span text:style-name="T17"/></text:p>
            <text:p><text:span text:style-name="T17"/></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50">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57" draw:text-style-name="P54" draw:layer="layout" svg:width="3.91cm" svg:height="14.531cm" draw:transform="rotate (-1.5707963267949) translate (28.12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8">CSS – Spécificité ou poids du css - Fusion</text:span></text:p>
          </draw:text-box>
        </draw:frame>
        <draw:frame draw:style-name="gr58" draw:text-style-name="P29" draw:layer="layout" svg:width="25.147cm" svg:height="3.095cm" svg:x="1.017cm" svg:y="18.542cm">
          <draw:text-box>
            <text:p><text:span text:style-name="T16">Sources :</text:span></text:p>
            <text:list text:style-name="L1">
              <text:list-item>
                <text:p><text:span text:style-name="T17">https://developer.mozilla.org/fr/docs/Apprendre/CSS/Building_blocks/Cascade_et_heritage#Sp%C3%A9cificit%C3%A9₂</text:span></text:p>
              </text:list-item>
              <text:list-item>
                <text:p><text:span text:style-name="T17">https://www.zonecss.fr/cours-css/poids-des-selecteurs-css.html</text:span></text:p>
              </text:list-item>
              <text:list-item>
                <text:p><text:span text:style-name="T17">https://developer.mozilla.org/fr/docs/Apprendre/CSS/Building_blocks/Cascade_et_heritage#!important</text:span></text:p>
              </text:list-item>
            </text:list>
            <text:p><text:span text:style-name="T17"/></text:p>
            <text:p><text:span text:style-name="T17"/></text:p>
          </draw:text-box>
        </draw:frame>
        <draw:frame draw:style-name="gr59" draw:text-style-name="P57" draw:layer="layout" svg:width="12cm" svg:height="8.451cm" svg:x="1.6cm" svg:y="3.274cm">
          <draw:text-box>
            <text:p text:style-name="P56"><text:span text:style-name="T56">.infos p </text:span><text:span text:style-name="T55">{</text:span></text:p>
            <text:p text:style-name="P56"><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0" draw:text-style-name="P57"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2">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1" draw:text-style-name="P20" draw:layer="layout" svg:x1="10cm" svg:y1="7cm" svg:x2="13.6cm" svg:y2="7cm">
          <text:p/>
        </draw:line>
        <draw:frame presentation:style-name="pr22" draw:text-style-name="P58" draw:layer="layout" svg:width="24.8cm" svg:height="2.051cm" svg:x="1.6cm" svg:y="11.349cm" presentation:class="title" presentation:user-transformed="true">
          <draw:text-box>
            <text:p text:style-name="P5"><text:span text:style-name="T19">Le sélecteur ".infos p" est plus précis que ".infos" même si ce dernier est plus bas dans le code, le texte est donc bleu </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7" draw:text-style-name="P54" draw:layer="layout" svg:width="3.91cm" svg:height="14.531cm" draw:transform="rotate (-1.5707963267949) translate (28.12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9"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3">A utiliser avec extrême parcimonie</text:span></text:p>
                  </text:list-item>
                  <text:list-item>
                    <text:p><text:span text:style-name="T61">S'applique après la valeur d'une propriété css :</text:span><text:span text:style-name="T64"><text:line-break/></text:span><text:span text:style-name="T31">padding-left:</text:span><text:span text:style-name="T33"> 20px</text:span><text:span text:style-name="T65">!important</text:span><text:span text:style-name="T33">;</text:span></text:p>
                  </text:list-item>
                  <text:list-item>
                    <text:p><text:span text:style-name="T66">Et lui permet de passer devant toutes les autres règles</text:span></text:p>
                  </text:list-item>
                  <text:list-item>
                    <text:p><text:span text:style-name="T66">Se situe en haut de toutes les règles de la spécificité du css</text:span></text:p>
                  </text:list-item>
                  <text:list-item>
                    <text:p><text:span text:style-name="T67"><text:s/></text:span><text:span text:style-name="T68">A utiliser qu'en dernier cours</text:span></text:p>
                  </text:list-item>
                </text:list>
              </text:list-item>
            </text:list>
          </draw:text-box>
        </draw:frame>
        <draw:frame draw:style-name="gr58"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3">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9"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69">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margin</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Ajoutons un margin"</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2" draw:text-style-name="P36" draw:layer="layout" svg:width="10.074cm" svg:height="5.6cm" svg:x="8.963cm" svg:y="11cm">
          <draw:text-box>
            <text:p xml:id="id4" text:id="id4" text:style-name="P1"><text:span text:style-name="T28">.informations </text:span><text:span text:style-name="T30">{</text:span></text:p>
            <text:p xml:id="id5" text:id="id5" text:style-name="P1"><text:span text:style-name="T27"><text:tab/></text:span><text:span text:style-name="T27">[...]</text:span></text:p>
            <text:p xml:id="id6" text:id="id6" text:style-name="P1"><text:span text:style-name="T27"><text:tab/></text:span><text:span text:style-name="T27">margin:</text:span><text:span text:style-name="T28"> </text:span><text:span text:style-name="T29">15px</text:span><text:span text:style-name="T30">;</text:span></text:p>
            <text:p text:style-name="P1"><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margin</text:span></text:p>
              </text:list-item>
            </text:list>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3" draw:text-style-name="P20" draw:layer="layout" draw:type="line" svg:x1="12.556cm" svg:y1="3cm" svg:x2="12.556cm" svg:y2="3cm" draw:start-shape="id1" draw:end-shape="id1" svg:d="M12556 3000z" svg:viewBox="0 0 1 1">
          <text:p/>
        </draw:connector>
        <draw:line draw:style-name="gr64" draw:text-style-name="P20" draw:layer="layout" svg:x1="5.8cm" svg:y1="10.6cm" svg:x2="12.6cm" svg:y2="10.6cm">
          <text:p/>
        </draw:line>
        <draw:line draw:style-name="gr65" draw:text-style-name="P20" draw:layer="layout" svg:x1="5.8cm" svg:y1="10.319cm" svg:x2="5.802cm" svg:y2="10.744cm">
          <text:p/>
        </draw:line>
        <draw:frame draw:style-name="gr66" draw:text-style-name="P60" draw:layer="layout" svg:width="2cm" svg:height="0.962cm" svg:x="11cm" svg:y="9.8cm">
          <draw:text-box>
            <text:p><text:span text:style-name="T70">15px</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5">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2"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69">Les marges </text:span><text:span text:style-name="T6">basses et hautes de balise de type "inline" ne s'appliquent pas</text:span></text:p>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margin</text:span></text:p>
              </text:list-item>
              <text:list-item>
                <text:p><text:span text:style-name="T17">https://developer.mozilla.org/fr/docs/Web/CSS/Mod%C3%A8le_de_bo%C3%AEte_CSS/Fusion_des_marges</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6" draw:layer="layout" svg:width="25.198cm" svg:height="1.363cm" svg:x="1.393cm" svg:y="0.838cm" presentation:class="title" presentation:user-transformed="true">
          <draw:text-box>
            <text:p text:style-name="P1"><text:span text:style-name="T48">Modèle de boite - Margin</text:span></text:p>
          </draw:text-box>
        </draw:frame>
        <draw:frame presentation:style-name="pr53" draw:text-style-name="P47" draw:layer="layout" svg:width="26.06cm" svg:height="11.8cm" svg:x="1.099cm" svg:y="5.2cm" presentation:class="outline" presentation:user-transformed="true">
          <draw:text-box>
            <text:list text:style-name="L2">
              <text:list-item>
                <text:p text:style-name="P13"><text:span text:style-name="T42">La propriété "margin" s'applique à tous les côtés. Toutefois, il est possible de séparer chaque côté grâce aux propriétés :</text:span></text:p>
                <text:list>
                  <text:list-item>
                    <text:p text:style-name="P1"><text:span text:style-name="T49">margin-top </text:span></text:p>
                  </text:list-item>
                  <text:list-item>
                    <text:p text:style-name="P1"><text:span text:style-name="T49">margin-right</text:span></text:p>
                  </text:list-item>
                  <text:list-item>
                    <text:p text:style-name="P1"><text:span text:style-name="T49">margin-bottom</text:span></text:p>
                  </text:list-item>
                  <text:list-item>
                    <text:p text:style-name="P1"><text:span text:style-name="T49">margin-left</text:span></text:p>
                  </text:list-item>
                </text:list>
              </text:list-item>
            </text:list>
          </draw:text-box>
        </draw:frame>
        <draw:frame draw:style-name="gr48" draw:text-style-name="P48" draw:layer="layout" svg:width="9.737cm" svg:height="2.099cm" svg:x="8.6cm" svg:y="3.101cm">
          <draw:text-box>
            <text:p text:style-name="P5"><text:span text:style-name="T27">margin:</text:span><text:span text:style-name="T28"> </text:span><text:span text:style-name="T29">42px</text:span><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margin</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50">La propriété padding accepte plusieurs valeurs comme valeur. Ainsi il est possible de cibler le ou les côtés voulus en utilisant padding. Par exemple la déclaration "padding: 15px 20px" </text:span></text:p>
              <text:p><text:span text:style-name="T50">équivaut à</text:span></text:p>
              <text:p><text:span text:style-name="T51"><text:tab/></text:span><text:span text:style-name="T51">padding-top: 15px;</text:span><text:span text:style-name="T51"><text:line-break/></text:span><text:span text:style-name="T51"><text:tab/></text:span><text:span text:style-name="T50">padding-right: 20px;</text:span></text:p>
              <text:p><text:span text:style-name="T51"><text:tab/></text:span><text:span text:style-name="T50">padding-bottom: 15px;</text:span></text:p>
              <text:p><text:span text:style-name="T51"><text:tab/></text:span><text:span text:style-name="T50">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40" draw:layer="layout" svg:width="21.943cm" svg:height="14.796cm" svg:x="3.057cm" svg:y="4.204cm">
          <text:p/>
          <draw:enhanced-geometry svg:viewBox="0 0 21600 21600" draw:type="rectangle" draw:enhanced-path="M 0 0 L 21600 0 21600 21600 0 21600 0 0 Z N"/>
        </draw:custom-shape>
        <draw:frame draw:style-name="gr36" draw:text-style-name="P41" draw:layer="layout" svg:width="16.8cm" svg:height="1.352cm" svg:x="3.057cm" svg:y="4.248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9">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6" draw:text-style-name="P44" draw:layer="layout" svg:width="8.4cm" svg:height="1.352cm" svg:x="9.8cm" svg:y="10.876cm">
          <draw:text-box>
            <text:p text:style-name="P1"><text:span text:style-name="T40">largeur x hauteur</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67" draw:text-style-name="P61" draw:layer="layout" svg:width="17.721cm" svg:height="11.089cm" draw:transform="skewX (-0.0307177948351001) rotate (1.28683125749542) translate (-10.705cm 14.201cm)">
          <text:p text:style-name="P5"><text:span text:style-name="T13"><text:s/></text:span></text:p>
          <draw:enhanced-geometry svg:viewBox="0 0 21600 21600" draw:mirror-horizontal="false" draw:mirror-vertical="false" draw:type="rectangle" draw:enhanced-path="M 0 0 L 21600 0 21600 21600 0 21600 0 0 Z N"/>
        </draw:custom-shape>
        <draw:custom-shape draw:style-name="gr68" draw:text-style-name="P62" draw:layer="layout" svg:width="18.236cm" svg:height="10.666cm" draw:transform="skewX (-0.0307177948351001) rotate (1.38055543832751) translate (-10.613cm 15.285cm)">
          <text:p text:style-name="P5"><text:span text:style-name="T13"><text:s/></text:span></text:p>
          <draw:enhanced-geometry svg:viewBox="0 0 21600 21600" draw:type="rectangle" draw:enhanced-path="M 0 0 L 21600 0 21600 21600 0 21600 0 0 Z N"/>
        </draw:custom-shape>
        <draw:custom-shape draw:style-name="gr69" draw:text-style-name="P9" draw:layer="layout" svg:width="3.909cm" svg:height="14.532cm" svg:x="25.04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5" draw:layer="layout" svg:width="26.924cm" svg:height="2.208cm" svg:x="0.536cm" svg:y="7.801cm" presentation:class="title" presentation:user-transformed="true">
          <draw:text-box>
            <text:p text:style-name="P5"><text:span text:style-name="T14">Quiz</text:span></text:p>
          </draw:text-box>
        </draw:frame>
        <draw:frame presentation:style-name="pr54" draw:text-style-name="P63" draw:layer="layout" svg:width="26.924cm" svg:height="6.607cm" svg:x="0.536cm" svg:y="9.529cm" presentation:class="title" presentation:user-transformed="true">
          <draw:text-box>
            <text:p text:style-name="P5"><text:span text:style-name="T63">"Test - Modèle de boite et couleurs" sur ENT</text:span><text:span text:style-name="T54"><text:line-break/></text:span><text:span text:style-name="T54"><text:line-break/></text:span><text:span text:style-name="T54">Conditions du test :</text:span><text:span text:style-name="T54"><text:line-break/></text:span><text:span text:style-name="T54">- ~10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0" draw:text-style-name="P40" draw:layer="layout" svg:width="25.722cm" svg:height="17.557cm" svg:x="1.455cm" svg:y="2.57cm">
          <text:p/>
          <draw:enhanced-geometry svg:viewBox="0 0 21600 21600" draw:type="rectangle" draw:enhanced-path="M 0 0 L 21600 0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64" draw:layer="layout" svg:width="21.943cm" svg:height="13.8cm" svg:x="3.057cm" svg:y="4.6cm">
          <text:p/>
          <draw:enhanced-geometry svg:viewBox="0 0 21600 21600" draw:type="rectangle" draw:enhanced-path="M 0 0 L 21600 0 21600 21600 0 21600 0 0 Z N"/>
        </draw:custom-shape>
        <draw:frame draw:style-name="gr36" draw:text-style-name="P41" draw:layer="layout" svg:width="16.8cm" svg:height="1.352cm" svg:x="1.455cm" svg:y="2.57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8">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6" draw:text-style-name="P44" draw:layer="layout" svg:width="8.4cm" svg:height="1.352cm" svg:x="9.8cm" svg:y="10.876cm">
          <draw:text-box>
            <text:p text:style-name="P1"><text:span text:style-name="T40">largeur x hauteur</text:span></text:p>
          </draw:text-box>
        </draw:frame>
        <draw:frame draw:style-name="gr36" draw:text-style-name="P41" draw:layer="layout" svg:width="16.8cm" svg:height="1.352cm" svg:x="3.057cm" svg:y="4.648cm">
          <draw:text-box>
            <text:p text:style-name="P1"><text:span text:style-name="T38">Bordure</text:span></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5"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border</text:span></text:p>
              </text:list-item>
            </text:list>
            <text:p><text:span text:style-name="T17"/></text:p>
          </draw:text-box>
        </draw:frame>
        <draw:frame draw:style-name="gr49" draw:text-style-name="P36" draw:layer="layout" svg:width="12.8cm" svg:height="1.517cm" svg:x="7.6cm" svg:y="15.349cm">
          <draw:text-box>
            <text:p text:style-name="P1"><text:span text:style-name="T27">border:</text:span><text:span text:style-name="T28"> </text:span><text:span text:style-name="T29">2px solid blue</text:span><text:span text:style-name="T30">;</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50">L'ordre des propriétés ne compte pas, le parseur css des navigateurs sont suffisamment malins pour comprendre que "2px" est l'épaisseur de la bordure</text:span></text:p>
                </text:list-item>
                <text:list-item>
                  <text:p><text:span text:style-name="T50">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6"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list-item>
              <text:list-item>
                <text:p><text:span text:style-name="T17">https://developer.mozilla.org/fr/docs/Web/CSS/border-color</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border</text:span></text:p>
              </text:list-item>
              <text:list-item>
                <text:p><text:span text:style-name="T17">https://developer.mozilla.org/fr/docs/Web/CSS/border-style</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border</text:span></text:p>
              </text:list-item>
              <text:list-item>
                <text:p><text:span text:style-name="T17">https://developer.mozilla.org/fr/docs/Web/CSS/border-style</text:span></text:p>
              </text:list-item>
            </text:list>
            <text:p><text:span text:style-name="T17"/></text:p>
          </draw:text-box>
        </draw:frame>
        <draw:frame draw:style-name="gr13" draw:text-style-name="P20" draw:layer="layout" svg:width="16.611cm" svg:height="13.109cm" svg:x="5.695cm" svg:y="2.491cm">
          <draw:image xlink:href="Pictures/10000201000002980000020C5C8E1FF6D73D051B.png" xlink:type="simple" xlink:show="embed" xlink:actuate="onLoad" loext:mime-type="image/png">
            <text:p/>
          </draw:image>
        </draw:frame>
        <draw:frame draw:style-name="gr72" draw:text-style-name="P65" draw:layer="layout" svg:width="11.915cm" svg:height="1.283cm" svg:x="8.043cm" svg:y="15.917cm">
          <draw:text-box>
            <text:p text:style-name="P5"><text:span text:style-name="T17">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list-item>
              <text:list-item>
                <text:p><text:span text:style-name="T17">https://developer.mozilla.org/fr/docs/Web/CSS/border-width</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Corrigeons le padding"</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5" draw:layer="layout" svg:width="25.806cm" svg:height="3.819cm" svg:x="1.099cm" svg:y="7.581cm" presentation:class="outline" presentation:user-transformed="true">
          <draw:text-box>
            <text:list text:style-name="L2">
              <text:list-item>
                <text:p text:style-name="P13"><text:span text:style-name="T25">Rajouter une classe css contenant une déclaration css permettant d'afficher une bordure et l'ajouter à une balise</text:span></text:p>
              </text:list-item>
            </text:list>
          </draw:text-box>
        </draw:frame>
        <draw:frame draw:style-name="gr73" draw:text-style-name="P36" draw:layer="layout" svg:width="14.037cm" svg:height="4.2cm" svg:x="6.982cm" svg:y="11.6cm">
          <draw:text-box>
            <text:p xml:id="id7" text:id="id7" text:style-name="P1"><text:span text:style-name="T28">.ma-bordure </text:span><text:span text:style-name="T30">{</text:span></text:p>
            <text:p xml:id="id8" text:id="id8" text:style-name="P1"><text:span text:style-name="T27"><text:tab/></text:span><text:span text:style-name="T27">border:</text:span><text:span text:style-name="T28"> </text:span><text:span text:style-name="T29">2px solid blue</text:span><text:span text:style-name="T30">;</text:span></text:p>
            <text:p text:style-name="P1"><text:span text:style-name="T3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50">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69">La propriété "border" peut être décomposées par </text:span><text:span text:style-name="T6">côté :</text:span></text:p>
                <text:list>
                  <text:list-item>
                    <text:p text:style-name="P1"><text:span text:style-name="T41">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1">Les propriétés "</text:span><text:span text:style-name="T4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9" draw:text-style-name="P39" draw:layer="layout" svg:width="25.147cm" svg:height="3.095cm" svg:x="1.02cm" svg:y="18.197cm">
          <draw:text-box>
            <text:p><text:span text:style-name="T16">Sources :</text:span></text:p>
            <text:list text:style-name="L1">
              <text:list-item>
                <text:p><text:span text:style-name="T17">https://developer.mozilla.org/fr/docs/Web/CSS/border</text:span></text:p>
              </text:list-item>
              <text:list-item>
                <text:p><text:span text:style-name="T17">https://stackoverflow.com/questions/1158515/difference-between-outline-and-border - en</text:span></text:p>
              </text:list-item>
              <text:list-item>
                <text:p><text:span text:style-name="T17">https://developer.mozilla.org/fr/docs/Web/CSS/outline</text:span></text:p>
                <text:p><text:span text:style-name="T16"/></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9" draw:text-style-name="P39" draw:layer="layout" svg:width="25.147cm" svg:height="3.095cm" svg:x="1.02cm" svg:y="18.197cm">
          <draw:text-box>
            <text:p><text:span text:style-name="T16">Sources :</text:span></text:p>
            <text:list text:style-name="L1">
              <text:list-item>
                <text:p><text:span text:style-name="T17">https://developer.mozilla.org/fr/docs/Web/CSS/border-image</text:span></text:p>
              </text:list-item>
              <text:list-item>
                <text:p><text:span text:style-name="T17">https://developer.mozilla.org/fr/docs/Web/CSS/border-radius</text:span></text:p>
                <text:p><text:span text:style-name="T16"/></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0" draw:text-style-name="P40" draw:layer="layout" svg:width="25.722cm" svg:height="17.557cm" svg:x="1.455cm" svg:y="2.57cm">
          <text:p/>
          <draw:enhanced-geometry svg:viewBox="0 0 21600 21600" draw:type="rectangle" draw:enhanced-path="M 0 0 L 21600 0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64" draw:layer="layout" svg:width="21.943cm" svg:height="13.8cm" svg:x="3.057cm" svg:y="4.6cm">
          <text:p/>
          <draw:enhanced-geometry svg:viewBox="0 0 21600 21600" draw:type="rectangle" draw:enhanced-path="M 0 0 L 21600 0 21600 21600 0 21600 0 0 Z N"/>
        </draw:custom-shape>
        <draw:frame draw:style-name="gr36" draw:text-style-name="P41" draw:layer="layout" svg:width="16.8cm" svg:height="1.352cm" svg:x="1.455cm" svg:y="2.57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8">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6" draw:text-style-name="P44" draw:layer="layout" svg:width="8.4cm" svg:height="1.352cm" svg:x="9.8cm" svg:y="10.876cm">
          <draw:text-box>
            <text:p text:style-name="P1"><text:span text:style-name="T40">largeur x hauteur</text:span></text:p>
          </draw:text-box>
        </draw:frame>
        <draw:frame draw:style-name="gr36" draw:text-style-name="P41" draw:layer="layout" svg:width="16.8cm" svg:height="1.352cm" svg:x="3.057cm" svg:y="4.648cm">
          <draw:text-box>
            <text:p text:style-name="P1"><text:span text:style-name="T38">Bordure / Outline</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42">La propriété "visibility" permet de cacher ou non un élément html tout en conservant sa place dans la page</text:span></text:p>
              </text:list-item>
              <text:list-item>
                <text:p text:style-name="P13"><text:span text:style-name="T42">La propriété "overflow" permet de gérer le dépassement de contenu</text:span></text:p>
              </text:list-item>
            </text:list>
          </draw:text-box>
        </draw:frame>
        <draw:frame draw:style-name="gr19" draw:text-style-name="P39" draw:layer="layout" svg:width="25.147cm" svg:height="3.095cm" svg:x="1.021cm" svg:y="18.198cm">
          <draw:text-box>
            <text:p><text:span text:style-name="T16">Sources :</text:span></text:p>
            <text:list text:style-name="L1">
              <text:list-item>
                <text:p><text:span text:style-name="T17">https://developer.mozilla.org/fr/docs/Web/CSS/overflow</text:span></text:p>
              </text:list-item>
              <text:list-item>
                <text:p><text:span text:style-name="T17">https://developer.mozilla.org/fr/docs/Web/CSS/visibility</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0"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13" draw:text-style-name="P20" draw:layer="layout" svg:width="10.182cm" svg:height="12.218cm" svg:x="8.909cm" svg:y="8cm">
          <draw:image xlink:href="Pictures/10000000000001F40000025862BF65EC74FFE60D.jpg" xlink:type="simple" xlink:show="embed" xlink:actuate="onLoad" loext:mime-type="image/jpeg">
            <text:p/>
          </draw:image>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0"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1">Tim Berners-Lee a également inventé :</text:span><text:span text:style-name="T71"><text:line-break/></text:span><text:span text:style-name="T71">- le www (world wide web) ou web, système incluant </text:span><text:span text:style-name="T50">:</text:span></text:p>
                  <text:list>
                    <text:list-item>
                      <text:list>
                        <text:list-item>
                          <text:list>
                            <text:list-item>
                              <text:p><text:span text:style-name="T50">adresses web </text:span></text:p>
                            </text:list-item>
                            <text:list-item>
                              <text:p><text:span text:style-name="T50">protocole HTTP (communication client-serveur)</text:span></text:p>
                            </text:list-item>
                            <text:list-item>
                              <text:p><text:span text:style-name="T50">Le HTML </text:span></text:p>
                            </text:list-item>
                          </text:list>
                        </text:list-item>
                      </text:list>
                    </text:list-item>
                  </text:list>
                </text:list-item>
              </text:list>
              <text:p text:style-name="P1"><text:span text:style-name="T50"><text:s text:c="6"/></text:span><text:span text:style-name="T50">- Il invente également le W3C</text:span></text:p>
              <text:list text:style-name="L5">
                <text:list-item>
                  <text:p><text:span text:style-name="T50">Le HTML n’est pas un langage de programmation. Il ne permet pas de mettre en place des conditions (if, else, boucle while…)</text:span></text:p>
                  <text:p><text:span text:style-name="T50"/></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0"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3.812cm" svg:height="9.524cm" svg:x="2.388cm" svg:y="7cm">
          <draw:image xlink:href="Pictures/100000000000038400000168E42B8D7A42E8EC3E.jpg" xlink:type="simple" xlink:show="embed" xlink:actuate="onLoad" loext:mime-type="image/jpeg">
            <text:p/>
          </draw:image>
        </draw:frame>
        <draw:frame draw:style-name="gr66" draw:text-style-name="P60" draw:layer="layout" svg:width="6.4cm" svg:height="0.962cm" svg:x="3.8cm" svg:y="9.562cm">
          <draw:text-box>
            <text:p><text:span text:style-name="T70">balise html déplacée</text:span></text:p>
          </draw:text-box>
        </draw:frame>
        <draw:frame draw:style-name="gr76" draw:text-style-name="P60" draw:layer="layout" svg:width="9.2cm" svg:height="1.673cm" svg:x="4.4cm" svg:y="13.124cm">
          <draw:text-box>
            <text:p><text:span text:style-name="T7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77" draw:text-style-name="P19" draw:layer="layout" svg:width="26.924cm" svg:height="1.267cm" svg:x="0.538cm" svg:y="9.867cm" presentation:class="title" presentation:user-transformed="true">
          <draw:text-box>
            <text:p text:style-name="P5"><text:span text:style-name="T9">Sur ENT : dossier "Ressource position"</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13" draw:text-style-name="P20"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13" draw:text-style-name="P20"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13" draw:text-style-name="P20" draw:layer="layout" svg:width="9.043cm" svg:height="4.955cm" svg:x="0.957cm" svg:y="3.245cm">
          <draw:image xlink:href="Pictures/10000201000001050000008F0DAC5E73D9D4AA90.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8" draw:text-style-name="P39" draw:layer="layout" svg:width="25.147cm" svg:height="2.406cm" svg:x="1.021cm" svg:y="18.197cm">
          <draw:text-box>
            <text:p><text:span text:style-name="T16">Source :</text:span></text:p>
            <text:list text:style-name="L1">
              <text:list-item>
                <text:p><text:span text:style-name="T17">https://github.com/DanYellow/presentations/tree/master/mmi/html/travaux-pratiques/numero-2/ressources/position</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8" draw:text-style-name="P39" draw:layer="layout" svg:width="25.147cm" svg:height="2.406cm" svg:x="1.021cm" svg:y="18.197cm">
          <draw:text-box>
            <text:p><text:span text:style-name="T16">Source :</text:span></text:p>
            <text:list text:style-name="L1">
              <text:list-item>
                <text:p><text:span text:style-name="T17">https://github.com/DanYellow/presentations/tree/master/mmi/html/travaux-pratiques/numero-2/ressources/position</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50">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3.812cm" svg:height="9.524cm" svg:x="2.388cm" svg:y="8.476cm">
          <draw:image xlink:href="Pictures/100000000000038400000168050B9228D53C3790.jpg" xlink:type="simple" xlink:show="embed" xlink:actuate="onLoad" loext:mime-type="image/jpeg">
            <text:p/>
          </draw:image>
        </draw:frame>
        <draw:frame draw:style-name="gr66" draw:text-style-name="P60" draw:layer="layout" svg:width="6.4cm" svg:height="0.962cm" svg:x="3.8cm" svg:y="11.038cm">
          <draw:text-box>
            <text:p><text:span text:style-name="T70">balise html déplacée</text:span></text:p>
          </draw:text-box>
        </draw:frame>
        <draw:frame draw:style-name="gr76" draw:text-style-name="P60" draw:layer="layout" svg:width="9.2cm" svg:height="1.673cm" svg:x="4.4cm" svg:y="14.6cm">
          <draw:text-box>
            <text:p><text:span text:style-name="T70">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9" text:id="id9" text:style-name="P13"><text:span text:style-name="T6">Changer la ou les valeurs "auto" dans la classe "position-relative" par une longueur</text:span></text:p>
              </text:list-item>
            </text:list>
          </draw:text-box>
        </draw:frame>
        <draw:frame draw:style-name="gr38" draw:text-style-name="P39" draw:layer="layout" svg:width="25.147cm" svg:height="2.406cm" svg:x="1.021cm" svg:y="18.197cm">
          <draw:text-box>
            <text:p><text:span text:style-name="T16">Sources :</text:span></text:p>
            <text:list text:style-name="L1">
              <text:list-item>
                <text:p><text:span text:style-name="T17">https://github.com/DanYellow/presentations/tree/master/mmi/html/travaux-pratiques/numero-2/ressources/position</text:span></text:p>
              </text:list-item>
              <text:list-item>
                <text:p><text:span text:style-name="T17">https://developer.mozilla.org/fr/docs/Web/CSS/position</text:span></text:p>
              </text:list-item>
            </text:list>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341cm" svg:height="10.069cm" svg:x="1.099cm" svg:y="3cm">
          <draw:image xlink:href="Pictures/1000020100000536000001FE9E85E4224E4DC8A0.png" xlink:type="simple" xlink:show="embed" xlink:actuate="onLoad" loext:mime-type="image/png">
            <text:p/>
          </draw:image>
        </draw:frame>
        <draw:frame presentation:style-name="pr90" draw:text-style-name="P32" draw:layer="layout" svg:width="8.188cm" svg:height="1.051cm" svg:x="10.412cm" svg:y="14.149cm" presentation:class="title" presentation:user-transformed="true">
          <draw:text-box>
            <text:p text:style-name="P1"><text:span text:style-name="T19">Page un peu défilée</text:span></text:p>
          </draw:text-box>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3"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8" draw:text-style-name="P39" draw:layer="layout" svg:width="25.147cm" svg:height="2.406cm" svg:x="1.021cm" svg:y="18.197cm">
          <draw:text-box>
            <text:p><text:span text:style-name="T16">Sources :</text:span></text:p>
            <text:list text:style-name="L1">
              <text:list-item>
                <text:p><text:span text:style-name="T17">https://github.com/DanYellow/presentations/tree/master/mmi/html/travaux-pratiques/numero-2/ressources/position</text:span></text:p>
              </text:list-item>
              <text:list-item>
                <text:p><text:span text:style-name="T17">https://developer.mozilla.org/fr/docs/Web/CSS/position</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19.656cm" svg:height="14.207cm" svg:x="1.099cm" svg:y="2.993cm">
          <draw:image xlink:href="Pictures/10000201000003EB000002D5227B650B6D9CBF9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15">Propriété position – </text:span><text:span text:style-name="T5">position "fixed"</text:span></text:p>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20" draw:layer="layout" svg:width="13.3cm" svg:height="12.037cm" svg:x="1.099cm" svg:y="2.963cm">
          <draw:image xlink:href="Pictures/10000201000003E70000031AE23F83CA4CF05DDB.png" xlink:type="simple" xlink:show="embed" xlink:actuate="onLoad" loext:mime-type="image/png">
            <text:p/>
          </draw:image>
        </draw:frame>
        <draw:frame draw:style-name="gr36" draw:text-style-name="P68" draw:layer="layout" svg:width="5.6cm" svg:height="1.352cm" svg:x="1.099cm" svg:y="4.048cm">
          <draw:text-box>
            <text:p><text:span text:style-name="T39">(0;0)</text:span></text:p>
          </draw:text-box>
        </draw:frame>
        <draw:frame presentation:style-name="pr9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96"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1">Tim Berners-Lee a également inventé :</text:span><text:span text:style-name="T71"><text:line-break/></text:span><text:span text:style-name="T71">- le www (world wide web) ou web, système incluant </text:span><text:span text:style-name="T50">:</text:span></text:p>
                  <text:list>
                    <text:list-item>
                      <text:list>
                        <text:list-item>
                          <text:list>
                            <text:list-item>
                              <text:p><text:span text:style-name="T50">adresses web </text:span></text:p>
                            </text:list-item>
                            <text:list-item>
                              <text:p><text:span text:style-name="T50">protocole HTTP (communication client-serveur)</text:span></text:p>
                            </text:list-item>
                            <text:list-item>
                              <text:p><text:span text:style-name="T50">Le HTML </text:span></text:p>
                            </text:list-item>
                          </text:list>
                        </text:list-item>
                      </text:list>
                    </text:list-item>
                  </text:list>
                </text:list-item>
              </text:list>
              <text:p text:style-name="P1"><text:span text:style-name="T50"><text:s text:c="6"/></text:span><text:span text:style-name="T50">- Il invente également le W3C</text:span></text:p>
              <text:list text:style-name="L5">
                <text:list-item>
                  <text:p><text:span text:style-name="T50">Le HTML n’est pas un langage de programmation. Il ne permet pas de mettre en place des conditions (if, else, boucle while…)</text:span></text:p>
                  <text:p><text:span text:style-name="T50"/></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502cm" svg:height="10.2cm" svg:x="1.099cm" svg:y="3cm">
          <draw:image xlink:href="Pictures/100000000000038400000168E42B8D7A42E8EC3E.jpg" xlink:type="simple" xlink:show="embed" xlink:actuate="onLoad" loext:mime-type="image/jpeg">
            <text:p/>
          </draw:image>
        </draw:frame>
        <draw:frame draw:style-name="gr78" draw:text-style-name="P60" draw:layer="layout" svg:width="6.854cm" svg:height="1.03cm" svg:x="2.611cm" svg:y="5.744cm">
          <draw:text-box>
            <text:p><text:span text:style-name="T70">balise html déplacée</text:span></text:p>
          </draw:text-box>
        </draw:frame>
        <draw:frame draw:style-name="gr79" draw:text-style-name="P60" draw:layer="layout" svg:width="9.853cm" svg:height="1.791cm" svg:x="3.254cm" svg:y="9.559cm">
          <draw:text-box>
            <text:p><text:span text:style-name="T7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1">Tim Berners-Lee a également inventé :</text:span><text:span text:style-name="T71"><text:line-break/></text:span><text:span text:style-name="T71">- le www (world wide web) ou web, système incluant </text:span><text:span text:style-name="T50">:</text:span></text:p>
                  <text:list>
                    <text:list-item>
                      <text:list>
                        <text:list-item>
                          <text:list>
                            <text:list-item>
                              <text:p><text:span text:style-name="T50">adresses web </text:span></text:p>
                            </text:list-item>
                            <text:list-item>
                              <text:p><text:span text:style-name="T50">protocole HTTP (communication client-serveur)</text:span></text:p>
                            </text:list-item>
                            <text:list-item>
                              <text:p><text:span text:style-name="T50">Le HTML </text:span></text:p>
                            </text:list-item>
                          </text:list>
                        </text:list-item>
                      </text:list>
                    </text:list-item>
                  </text:list>
                </text:list-item>
              </text:list>
              <text:p text:style-name="P1"><text:span text:style-name="T50"><text:s text:c="6"/></text:span><text:span text:style-name="T50">- Il invente également le W3C</text:span></text:p>
              <text:list text:style-name="L5">
                <text:list-item>
                  <text:p><text:span text:style-name="T50">Le HTML n’est pas un langage de programmation. Il ne permet pas de mettre en place des conditions (if, else, boucle while…)</text:span></text:p>
                  <text:p><text:span text:style-name="T50"/></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8" draw:text-style-name="P39" draw:layer="layout" svg:width="25.147cm" svg:height="2.406cm" svg:x="1.021cm" svg:y="18.197cm">
          <draw:text-box>
            <text:p><text:span text:style-name="T16">Sources :</text:span></text:p>
            <text:list text:style-name="L1">
              <text:list-item>
                <text:p><text:span text:style-name="T17">https://github.com/DanYellow/presentations/tree/master/mmi/html/travaux-pratiques/numero-2/ressources/position</text:span></text:p>
              </text:list-item>
              <text:list-item>
                <text:p><text:span text:style-name="T17">https://developer.mozilla.org/fr/docs/Web/CSS/position</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39" draw:layer="layout" svg:width="25.147cm" svg:height="2.406cm" svg:x="1.022cm" svg:y="18.197cm">
          <draw:text-box>
            <text:p><text:span text:style-name="T16">Source :</text:span></text:p>
            <text:list text:style-name="L1">
              <text:list-item>
                <text:p><text:span text:style-name="T17">https://developer.mozilla.org/fr/docs/Web/CSS/z-index</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50">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39" draw:layer="layout" svg:width="25.147cm" svg:height="2.406cm" svg:x="1.022cm" svg:y="18.197cm">
          <draw:text-box>
            <text:p><text:span text:style-name="T16">Source :</text:span></text:p>
            <text:list text:style-name="L1">
              <text:list-item>
                <text:p><text:span text:style-name="T17">https://developer.mozilla.org/fr/docs/Web/CSS/z-index</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80" draw:text-style-name="P54"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6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67" draw:text-style-name="P61" draw:layer="layout" svg:width="17.721cm" svg:height="11.089cm" draw:transform="skewX (-0.0307177948351001) rotate (1.28683125749542) translate (-10.705cm 14.201cm)">
          <text:p text:style-name="P5"><text:span text:style-name="T13"><text:s/></text:span></text:p>
          <draw:enhanced-geometry svg:viewBox="0 0 21600 21600" draw:mirror-horizontal="false" draw:mirror-vertical="false" draw:type="rectangle" draw:enhanced-path="M 0 0 L 21600 0 21600 21600 0 21600 0 0 Z N"/>
        </draw:custom-shape>
        <draw:frame presentation:style-name="pr13" draw:text-style-name="P25" draw:layer="layout" svg:width="26.924cm" svg:height="2.208cm" svg:x="0.536cm" svg:y="7.8cm" presentation:class="title" presentation:user-transformed="true">
          <draw:text-box>
            <text:p text:style-name="P5"><text:span text:style-name="T14">Quiz</text:span></text:p>
          </draw:text-box>
        </draw:frame>
        <draw:custom-shape draw:style-name="gr68" draw:text-style-name="P62" draw:layer="layout" svg:width="18.236cm" svg:height="10.666cm" draw:transform="skewX (-0.0307177948351001) rotate (1.38055543832751) translate (-10.613cm 15.285cm)">
          <text:p text:style-name="P5"><text:span text:style-name="T13"><text:s/></text:span></text:p>
          <draw:enhanced-geometry svg:viewBox="0 0 21600 21600" draw:type="rectangle" draw:enhanced-path="M 0 0 L 21600 0 21600 21600 0 21600 0 0 Z N"/>
        </draw:custom-shape>
        <draw:custom-shape draw:style-name="gr69" draw:text-style-name="P9" draw:layer="layout" svg:width="3.909cm" svg:height="14.532cm" svg:x="25.04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63" draw:layer="layout" svg:width="26.924cm" svg:height="6.607cm" svg:x="0.536cm" svg:y="9.528cm" presentation:class="title" presentation:user-transformed="true">
          <draw:text-box>
            <text:p text:style-name="P5"><text:span text:style-name="T63">"Test - Position" sur ENT</text:span><text:span text:style-name="T63"><text:line-break/></text:span><text:span text:style-name="T54"><text:line-break/></text:span><text:span text:style-name="T54">Conditions du test :</text:span><text:span text:style-name="T54"><text:line-break/></text:span><text:span text:style-name="T54">- ~10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09" draw:text-style-name="P70" draw:layer="layout" svg:width="25.806cm" svg:height="6cm" svg:x="1.097cm" svg:y="7.5cm" presentation:class="outline" presentation:user-transformed="true">
          <draw:text-box>
            <text:list text:style-name="L2">
              <text:list-header>
                <text:p text:style-name="P13"><text:span text:style-name="T72">Jusqu'à présent, notre mise en page n'a été composée que de colonnes, mais il est possible de faire des mises en page plus complexes</text:span></text:p>
                <text:p text:style-name="P13"><text:span text:style-name="T72"/></text:p>
              </text:list-header>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0" draw:text-style-name="P70" draw:layer="layout" svg:width="25.806cm" svg:height="2.9cm" svg:x="1.097cm" svg:y="9.05cm" presentation:class="outline" presentation:user-transformed="true">
          <draw:text-box>
            <text:list text:style-name="L2">
              <text:list-header>
                <text:p text:style-name="P13"><text:span text:style-name="T72">Notamment juxtaposer des balises tout en les gardant dans le flux</text:span></text:p>
                <text:p text:style-name="P13"><text:span text:style-name="T72"/></text:p>
              </text:list-header>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10" text:id="id10" text:style-name="P13"><text:span text:style-name="T6">Et puis le CSS3 apporta flexbox</text:span></text:p>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1" draw:layer="layout" svg:width="16.8cm" svg:height="13.365cm" svg:x="2.097cm" svg:y="14.103cm" presentation:class="notes" presentation:user-transformed="true">
            <draw:text-box>
              <text:list text:style-name="L1">
                <text:list-item>
                  <text:p><text:span text:style-name="T73">L'utilisation de tableaux pour faire de la mise en page est à bannir. Elle doit être utilisée que pour faire des e-mail et encore, il existe des outils pour faire des e-mails sans casse-tête</text:span></text:p>
                </text:list-item>
                <text:list-item>
                  <text:p><text:span text:style-name="T73">La propriété "float" est également à éviter, elle crée plein d'effets de bords qui nécessitent énormément d'astuces pour les contre-carrer</text:span></text:p>
                </text:list-item>
                <text:list-item>
                  <text:p><text:span text:style-name="T73">"display : inline-block" fonctionne mais montrer ses limites, l'idée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72"> sur une seule dimension </text:span><text:span text:style-name="T6">(colonne ou ligne)</text:span></text:p>
              </text:list-item>
            </text:list>
          </draw:text-box>
        </draw:frame>
        <draw:custom-shape draw:style-name="gr83"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5" draw:text-style-name="P72" draw:layer="layout" svg:width="11.309cm" svg:height="1.518cm" svg:x="8.2cm" svg:y="8.682cm">
          <draw:text-box>
            <text:p><text:span text:style-name="T27"><text:s text:c="2"/></text:span><text:span text:style-name="T27"><text:tab/></text:span><text:span text:style-name="T27">display:</text:span><text:span text:style-name="T30"> </text:span><text:span text:style-name="T29">flex</text:span><text:span text:style-name="T30">;</text:span></text:p>
          </draw:text-box>
        </draw:frame>
        <draw:frame draw:style-name="gr13" draw:text-style-name="P20" draw:layer="layout" svg:width="27.123cm" svg:height="4.337cm" svg:x="0.423cm" svg:y="11.063cm">
          <draw:image xlink:href="Pictures/10000201000006E30000011A79AF4B5B9D9AEBA3.png" xlink:type="simple" xlink:show="embed" xlink:actuate="onLoad" loext:mime-type="image/png">
            <text:p/>
          </draw:image>
        </draw:frame>
        <draw:frame draw:style-name="gr82"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4"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1">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4">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4">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6" draw:text-style-name="P35" draw:layer="layout" svg:width="26.06cm" svg:height="4.7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flexbox" sur ENT – </text:span><text:span text:style-name="T75">Bien penser à extraire le contenu de l'archive pour travailler</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7"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11" text:id="id11"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4.097cm" svg:height="13.844cm" svg:x="1.952cm" svg:y="3.756cm">
          <draw:image xlink:href="Pictures/100002010000024E0000015339E76F3FD158A61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50">On remarque deux choses une fois le parent passé en mode flexbox (flex-direction: row – valeur par défaut):</text:span></text:p>
              <text:list text:style-name="L1">
                <text:list-item>
                  <text:list>
                    <text:list-item>
                      <text:p><text:span text:style-name="T50">Les enfants occupent la taille de leur contenu en largeur</text:span></text:p>
                    </text:list-item>
                    <text:list-item>
                      <text:p><text:span text:style-name="T50">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flexbox" sur ENT et effectué les modifications demandées dans le premier "découvrons flexbox"</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7.253cm" svg:height="7.579cm" svg:x="0.374cm" svg:y="6.711cm">
          <draw:image xlink:href="Pictures/10000201000004F5000001619680C5BFB08A2C2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0"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121" draw:text-style-name="P6" draw:layer="layout" svg:width="16.8cm" svg:height="13.365cm" svg:x="2.097cm" svg:y="14.103cm" presentation:class="notes" presentation:user-transformed="true">
            <draw:text-box>
              <text:list text:style-name="L1">
                <text:list-item>
                  <text:p><text:span text:style-name="T45">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3"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mise en page"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4"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1.503cm" svg:height="15.677cm" svg:x="3.353cm" svg:y="2.725cm">
          <draw:image xlink:href="Pictures/100002010000046D0000033AD730AAD8C2448C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15.556cm" svg:height="17.497cm" svg:x="6.598cm" svg:y="2.552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6" draw:text-style-name="P20" draw:layer="layout" svg:width="15.556cm" svg:height="0.847cm" svg:x="0.8cm" svg:y="4cm">
          <draw:image xlink:href="Pictures/100000000000044C000004B01801C045B1C84934.jpg" xlink:type="simple" xlink:show="embed" xlink:actuate="onLoad" loext:mime-type="image/jpeg">
            <text:p/>
          </draw:image>
        </draw:frame>
        <draw:frame presentation:style-name="pr125"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0" draw:layer="layout" svg:width="12.804cm" svg:height="13.703cm" svg:x="0.796cm" svg:y="3.8cm">
          <draw:image xlink:href="Pictures/100000000000044C000004B054812BC5E4911539.jpg" xlink:type="simple" xlink:show="embed" xlink:actuate="onLoad" loext:mime-type="image/jpeg">
            <text:p/>
          </draw:image>
        </draw:frame>
        <draw:line draw:style-name="gr90" draw:text-style-name="P5" draw:layer="layout" svg:x1="1cm" svg:y1="10.6cm" svg:x2="4.8cm" svg:y2="10.6cm">
          <text:p/>
        </draw:line>
        <draw:frame draw:style-name="gr66" draw:text-style-name="P60" draw:layer="layout" svg:width="2.4cm" svg:height="0.962cm" svg:x="1.8cm" svg:y="9.638cm">
          <draw:text-box>
            <text:p text:style-name="P5"><text:span text:style-name="T70">328px</text:span></text:p>
          </draw:text-box>
        </draw:frame>
        <draw:frame presentation:style-name="pr126"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50">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0" draw:layer="layout" svg:width="12.804cm" svg:height="13.703cm" svg:x="0.796cm" svg:y="3.8cm">
          <draw:image xlink:href="Pictures/100000000000044C000004B054812BC5E4911539.jpg" xlink:type="simple" xlink:show="embed" xlink:actuate="onLoad" loext:mime-type="image/jpeg">
            <text:p/>
          </draw:image>
        </draw:frame>
        <draw:line draw:style-name="gr90" draw:text-style-name="P5" draw:layer="layout" svg:x1="1cm" svg:y1="10.6cm" svg:x2="4.8cm" svg:y2="10.6cm">
          <text:p/>
        </draw:line>
        <draw:frame draw:style-name="gr66" draw:text-style-name="P60" draw:layer="layout" svg:width="2.4cm" svg:height="0.962cm" svg:x="1.8cm" svg:y="9.638cm">
          <draw:text-box>
            <text:p text:style-name="P5"><text:span text:style-name="T70">328px</text:span></text:p>
          </draw:text-box>
        </draw:frame>
        <draw:frame presentation:style-name="pr127" draw:text-style-name="P35" draw:layer="layout" svg:width="13.2cm" svg:height="12.2cm" svg:x="14.2cm" svg:y="3.8cm" presentation:class="outline" presentation:user-transformed="true">
          <draw:text-box>
            <text:list text:style-name="L2">
              <text:list-item>
                <text:p text:style-name="P74"><text:span text:style-name="T25">La propriété "flex-basis" permet de définir la taille d'un élément avant que l'espace soit distribué</text:span></text:p>
              </text:list-item>
              <text:list-item>
                <text:p text:style-name="P74"><text:span text:style-name="T25">"flex-basis" écrase la valeur de la propriété "width"</text:span></text:p>
              </text:list-item>
              <text:list-item>
                <text:p text:style-name="P74"><text:span text:style-name="T25">Accepte une longueur comme valeur</text:span></text:p>
              </text:list-item>
              <text:list-item>
                <text:p text:style-name="P13"><text:span text:style-name="T25">Représente la troisième valeur de la propriété "flex"</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50">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8" draw:text-style-name="P35" draw:layer="layout" svg:width="26.2cm" svg:height="12.2cm" svg:x="1.2cm" svg:y="3.8cm" presentation:class="outline" presentation:user-transformed="true">
          <draw:text-box>
            <text:list text:style-name="L2">
              <text:list-item>
                <text:p text:style-name="P13"><text:span text:style-name="T25">Flex propriété raccourcie contenant :</text:span></text:p>
                <text:list>
                  <text:list-item>
                    <text:p text:style-name="P1"><text:span text:style-name="T25">flex-grow : étirement d'un élément sur l'espace restant</text:span></text:p>
                  </text:list-item>
                  <text:list-item>
                    <text:p text:style-name="P1"><text:span text:style-name="T25">flex-shrink : rétrécissement d'un élément si nécessaire</text:span></text:p>
                  </text:list-item>
                  <text:list-item>
                    <text:p text:style-name="P1"><text:span text:style-name="T25">flex-basis : taille de l'élément avant répartition de l'espace</text:span></text:p>
                  </text:list-item>
                </text:list>
              </text:list-item>
              <text:list-item>
                <text:p text:style-name="P1"><text:span text:style-name="T25">"flex-grow" et "flex-shrink" acceptent un nombre décimal positif (si valeur incorrecte, valeur = 1)</text:span></text:p>
              </text:list-item>
              <text:list-item>
                <text:p text:style-name="P1"><text:span text:style-name="T25">"flex-shrink:0" indique que ma balise ne doit pas être rétrécie</text:span></text:p>
              </text:list-item>
            </text:list>
          </draw:text-box>
        </draw:frame>
        <draw:frame draw:style-name="gr91"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50">La propriété flex est une propriété qui s'applique sur les enfants d'une balise "flexbox". C'est une propriété raccoucie, elle présente (dans cet ordre) :</text:span></text:p>
              <text:list text:style-name="L1">
                <text:list-item>
                  <text:p text:style-name="P75"><text:span text:style-name="T50">flex-grow</text:span></text:p>
                </text:list-item>
                <text:list-item>
                  <text:p text:style-name="P75"><text:span text:style-name="T50">flex-shrink</text:span></text:p>
                </text:list-item>
                <text:list-item>
                  <text:p><text:span text:style-name="T50">flex-basis</text:span></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0" draw:layer="layout" svg:width="11.4cm" svg:height="12.2cm" svg:x="0.796cm" svg:y="3.8cm">
          <draw:image xlink:href="Pictures/100000000000044C000004B054812BC5E4911539.jpg" xlink:type="simple" xlink:show="embed" xlink:actuate="onLoad" loext:mime-type="image/jpeg">
            <text:p/>
          </draw:image>
        </draw:frame>
        <draw:line draw:style-name="gr90" draw:text-style-name="P5" draw:layer="layout" svg:x1="1cm" svg:y1="10.6cm" svg:x2="4.2cm" svg:y2="10.6cm">
          <text:p/>
        </draw:line>
        <draw:frame draw:style-name="gr66" draw:text-style-name="P60" draw:layer="layout" svg:width="2.4cm" svg:height="0.962cm" svg:x="1.8cm" svg:y="9.638cm">
          <draw:text-box>
            <text:p text:style-name="P5"><text:span text:style-name="T70">328px</text:span></text:p>
          </draw:text-box>
        </draw:frame>
        <draw:frame presentation:style-name="pr129"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6"><text:span text:style-name="T28">.cursus </text:span><text:span text:style-name="T30">{</text:span></text:p>
                <text:list>
                  <text:list-header>
                    <text:p text:style-name="P77"><text:span text:style-name="T76">flex-basis:</text:span><text:span text:style-name="T77"> </text:span><text:span text:style-name="T78">328px</text:span><text:span text:style-name="T79">;</text:span><text:span text:style-name="T79"><text:line-break/></text:span><text:span text:style-name="T27">flex-shrink:</text:span><text:span text:style-name="T28"> </text:span><text:span text:style-name="T29">0</text:span><text:span text:style-name="T30">;</text:span></text:p>
                  </text:list-header>
                </text:list>
              </text:list-item>
            </text:list>
            <text:p text:style-name="P77"><text:span text:style-name="T30"><text:s text:c="4"/></text:span><text:span text:style-name="T30">}</text:span></text:p>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50">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0" draw:text-style-name="P47" draw:layer="layout" svg:width="16.8cm" svg:height="13.4cm" svg:x="10.6cm" svg:y="3.8cm" presentation:class="outline" presentation:user-transformed="true">
          <draw:text-box>
            <text:list text:style-name="L2">
              <text:list-item>
                <text:p text:style-name="P13"><text:span text:style-name="T42">Avoir</text:span><text:span text:style-name="T80"> les éléments de navigation </text:span><text:span text:style-name="T81">en colonne</text:span></text:p>
              </text:list-item>
              <text:list-item>
                <text:p text:style-name="P76"><text:span text:style-name="T28">.cursus ul </text:span><text:span text:style-name="T30">{</text:span></text:p>
                <text:list>
                  <text:list-header>
                    <text:p text:style-name="P77"><text:span text:style-name="T76">display:</text:span><text:span text:style-name="T77"> </text:span><text:span text:style-name="T78">flex</text:span><text:span text:style-name="T79">; </text:span><text:span text:style-name="T79"><text:line-break/></text:span><text:span text:style-name="T76">flex-direction: </text:span><text:span text:style-name="T78">column</text:span><text:span text:style-name="T30">;</text:span></text:p>
                  </text:list-header>
                </text:list>
                <text:p text:style-name="P13"><text:span text:style-name="T30"><text:s/></text:span><text:span text:style-name="T30">}</text:span></text:p>
              </text:list-item>
              <text:list-item>
                <text:p text:style-name="P13"><text:span text:style-name="T82">Jouons sur la propriété "justify‑content" ...sans éditer notre code</text:span></text:p>
                <text:p text:style-name="P13"><text:span text:style-name="T80"/></text:p>
              </text:list-item>
            </text:list>
          </draw:text-box>
        </draw:frame>
        <draw:frame draw:style-name="gr92" draw:text-style-name="P20" draw:layer="layout" svg:width="5.001cm" svg:height="7.799cm" svg:x="2.4cm" svg:y="3.4cm">
          <draw:image xlink:href="Pictures/100000000000044C000004B01801C045B1C84934.jpg" xlink:type="simple" xlink:show="embed" xlink:actuate="onLoad" loext:mime-type="image/jpeg">
            <text:p/>
          </draw:image>
        </draw:frame>
        <draw:frame draw:style-name="gr93" draw:text-style-name="P20" draw:layer="layout" svg:width="6.715cm" svg:height="5.334cm" svg:x="2.085cm" svg:y="12.266cm">
          <draw:image xlink:href="Pictures/1000020100000151000001B2B5C4ADE6FCD65B6B.png" xlink:type="simple" xlink:show="embed" xlink:actuate="onLoad" loext:mime-type="image/png">
            <text:p/>
          </draw:image>
        </draw:frame>
        <draw:frame presentation:style-name="pr131"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50">Grâce à la console du navigateur, il est possible éditer la page aussi bien au niveau html et css</text:span></text:p>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2"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3"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0" draw:layer="layout" svg:width="6.826cm" svg:height="7.646cm" svg:x="1.974cm" svg:y="7.954cm">
          <draw:image xlink:href="Pictures/1000020100000102000001218A923214AD40A1C9.png" xlink:type="simple" xlink:show="embed" xlink:actuate="onLoad" loext:mime-type="image/png">
            <text:p/>
          </draw:image>
        </draw:fram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3" draw:text-style-name="P20" draw:layer="layout" svg:width="16.768cm" svg:height="8.28cm" svg:x="10.193cm" svg:y="7.924cm">
          <draw:image xlink:href="Pictures/100002010000050200000279D619DE1578FD1356.png" xlink:type="simple" xlink:show="embed" xlink:actuate="onLoad" loext:mime-type="image/png">
            <text:p/>
          </draw:image>
        </draw:frame>
        <draw:frame draw:style-name="gr94" draw:text-style-name="P78" draw:layer="layout" svg:width="16.6cm" svg:height="1.2cm" svg:x="10.2cm" svg:y="16.4cm">
          <draw:text-box>
            <text:p text:style-name="P5"><text:span text:style-name="T83">console du navigateur Brave</text:span></text:p>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3" draw:text-style-name="P20" draw:layer="layout" svg:width="26.301cm" svg:height="12.987cm" svg:x="1.099cm" svg:y="3.4cm">
          <draw:image xlink:href="Pictures/100002010000050200000279D619DE1578FD1356.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3" draw:text-style-name="P20" draw:layer="layout" svg:width="25.191cm" svg:height="12.53cm" svg:x="1.209cm" svg:y="3.2cm">
          <draw:image xlink:href="Pictures/10000201000009FA000004F761C4D43BD7671E1A.png" xlink:type="simple" xlink:show="embed" xlink:actuate="onLoad" loext:mime-type="image/png">
            <text:p/>
          </draw:image>
        </draw:frame>
        <draw:custom-shape draw:style-name="gr95" draw:text-style-name="P79"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6" draw:text-style-name="P80" draw:layer="layout" svg:width="20.836cm" svg:height="1.987cm" svg:x="3.582cm" svg:y="15.8cm">
          <draw:text-box>
            <text:p text:style-name="P5"><text:span text:style-name="T84">L'élément sélectionné dans l'onglet inspecteur / element est surligné sur la page</text:span></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97" draw:text-style-name="P20" draw:layer="layout" svg:width="25.191cm" svg:height="3.13cm" svg:x="1.209cm" svg:y="4cm">
          <draw:image xlink:href="Pictures/10000201000009FA000004F761C4D43BD7671E1A.png" xlink:type="simple" xlink:show="embed" xlink:actuate="onLoad" loext:mime-type="image/png">
            <text:p/>
          </draw:image>
        </draw:frame>
        <draw:custom-shape draw:style-name="gr98" draw:text-style-name="P34"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99" draw:text-style-name="P34" draw:layer="layout" svg:x1="22.4cm" svg:y1="10.49cm" svg:x2="22.4cm" svg:y2="5.512cm">
          <text:p/>
        </draw:line>
        <draw:frame presentation:style-name="pr134" draw:text-style-name="P32" draw:layer="layout" svg:width="7.064cm" svg:height="3.076cm" svg:x="14.936cm" svg:y="7.324cm" presentation:class="title" presentation:user-transformed="true">
          <draw:text-box>
            <text:p text:style-name="P81"><text:span text:style-name="T19">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5" draw:text-style-name="P47" draw:layer="layout" svg:width="26.301cm" svg:height="13.4cm" svg:x="1.099cm" svg:y="8.2cm" presentation:class="outline" presentation:user-transformed="true">
          <draw:text-box>
            <text:list text:style-name="L2">
              <text:list-item>
                <text:p text:style-name="P13"><text:span text:style-name="T80">Chercher le ul dans l'élément aside.cursus</text:span></text:p>
              </text:list-item>
              <text:list-item>
                <text:p text:style-name="P13"><text:span text:style-name="T80">Ajouter la propriété "justify-content" et jouer sur les valeurs possibles</text:span></text:p>
                <text:p text:style-name="P13"><text:span text:style-name="T80"/></text:p>
              </text:list-item>
            </text:list>
          </draw:text-box>
        </draw:frame>
        <draw:frame presentation:style-name="pr136"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50">Grâce à la console du navigateur, il est possible éditer la page aussi bien au niveau html et css</text:span></text:p>
            </draw:text-box>
          </draw:frame>
        </presentation:notes>
      </draw:page>
      <draw:page draw:name="page115"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20" draw:layer="layout" svg:width="7.996cm" svg:height="8.599cm" svg:x="1.204cm" svg:y="3.4cm">
          <draw:image xlink:href="Pictures/100000000000044C000004B054812BC5E4911539.jpg" xlink:type="simple" xlink:show="embed" xlink:actuate="onLoad" loext:mime-type="image/jpeg">
            <text:p/>
          </draw:image>
        </draw:frame>
        <draw:frame presentation:style-name="pr137" draw:text-style-name="P47" draw:layer="layout" svg:width="14.8cm" svg:height="13.4cm" svg:x="11.2cm" svg:y="3.6cm" presentation:class="outline" presentation:user-transformed="true">
          <draw:text-box>
            <text:list text:style-name="L2">
              <text:list-item>
                <text:p text:style-name="P13"><text:span text:style-name="T42">Réalisons le bloc </text:span><text:span text:style-name="T42"><text:line-break/></text:span><text:span text:style-name="T80">ci-contre</text:span></text:p>
              </text:list-item>
              <text:list-item>
                <text:p text:style-name="P13"><text:span text:style-name="T80">Toujours penser la segmentation de vos balises en blocs qui vont ensemble</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1" draw:text-style-name="P34"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99" draw:text-style-name="P34" draw:layer="layout" svg:x1="1cm" svg:y1="15.8cm" svg:x2="1cm" svg:y2="11.222cm">
          <text:p/>
        </draw:line>
        <draw:custom-shape draw:style-name="gr102" draw:text-style-name="P34"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03" draw:text-style-name="P34" draw:layer="layout" svg:x1="1.4cm" svg:y1="13.8cm" svg:x2="1.4cm" svg:y2="11.222cm">
          <text:p/>
        </draw:line>
        <draw:frame presentation:style-name="pr138" draw:text-style-name="P32" draw:layer="layout" svg:width="7.064cm" svg:height="1.2cm" svg:x="1.736cm" svg:y="12.4cm" presentation:class="title" presentation:user-transformed="true">
          <draw:text-box>
            <text:p text:style-name="P1"><text:span text:style-name="T19">bloc "galerie"</text:span></text:p>
          </draw:text-box>
        </draw:frame>
        <draw:frame presentation:style-name="pr138" draw:text-style-name="P32" draw:layer="layout" svg:width="10.6cm" svg:height="1.2cm" svg:x="1.4cm" svg:y="14.8cm" presentation:class="title" presentation:user-transformed="true">
          <draw:text-box>
            <text:p text:style-name="P1"><text:span text:style-name="T19">bloc "global" .description</text:span></text:p>
          </draw:text-box>
        </draw:frame>
        <presentation:notes draw:style-name="dp2">
          <office:forms form:automatic-focus="false" form:apply-design-mode="false"/>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50">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4" draw:text-style-name="P20" draw:layer="layout" svg:width="12.654cm" svg:height="4.853cm" svg:x="0.946cm" svg:y="8cm">
          <draw:image xlink:href="Pictures/100000000000044C000004B054812BC5E4911539.jpg" xlink:type="simple" xlink:show="embed" xlink:actuate="onLoad" loext:mime-type="image/jpeg">
            <text:p/>
          </draw:image>
        </draw:frame>
        <draw:frame presentation:style-name="pr139" draw:text-style-name="P47" draw:layer="layout" svg:width="25.6cm" svg:height="2.8cm" svg:x="1.4cm" svg:y="4.6cm" presentation:class="outline" presentation:user-transformed="true">
          <draw:text-box>
            <text:list text:style-name="L2">
              <text:list-item>
                <text:p text:style-name="P13"><text:span text:style-name="T42">Utilisation de pourcentages pour gérer les tailles </text:span></text:p>
              </text:list-item>
            </text:list>
          </draw:text-box>
        </draw:frame>
        <draw:custom-shape draw:style-name="gr105" draw:text-style-name="P34"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06" draw:text-style-name="P34" draw:layer="layout" svg:x1="1.6cm" svg:y1="14.6cm" svg:x2="1.6cm" svg:y2="10.2cm">
          <text:p/>
        </draw:line>
        <draw:custom-shape draw:style-name="gr107" draw:text-style-name="P34"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08" draw:text-style-name="P34" draw:layer="layout" svg:x1="5.6cm" svg:y1="17cm" svg:x2="5.6cm" svg:y2="10.2cm">
          <text:p/>
        </draw:line>
        <draw:frame presentation:style-name="pr22" draw:text-style-name="P32" draw:layer="layout" svg:width="7cm" svg:height="2.051cm" svg:x="5.8cm" svg:y="15cm" presentation:class="title" presentation:user-transformed="true">
          <draw:text-box>
            <text:p text:style-name="P1"><text:span text:style-name="T19">largeur de l'élément cible</text:span></text:p>
          </draw:text-box>
        </draw:frame>
        <draw:frame presentation:style-name="pr138" draw:text-style-name="P32" draw:layer="layout" svg:width="7.064cm" svg:height="1.2cm" svg:x="1.8cm" svg:y="13.6cm" presentation:class="title" presentation:user-transformed="true">
          <draw:text-box>
            <text:p text:style-name="P1"><text:span text:style-name="T19">largeur du parent</text:span></text:p>
          </draw:text-box>
        </draw:fram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0" draw:text-style-name="P47" draw:layer="layout" svg:width="25.6cm" svg:height="2.8cm" svg:x="1.4cm" svg:y="4.6cm" presentation:class="outline" presentation:user-transformed="true">
          <draw:text-box>
            <text:list text:style-name="L2">
              <text:list-item>
                <text:p text:style-name="P13"><text:span text:style-name="T42">Utilisation du produit en croix</text:span></text:p>
              </text:list-item>
            </text:list>
          </draw:text-box>
        </draw:frame>
        <draw:frame draw:style-name="gr109" draw:text-style-name="P82"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1" draw:text-style-name="P47" draw:layer="layout" svg:width="25.6cm" svg:height="2.8cm" svg:x="1.4cm" svg:y="4.6cm" presentation:class="outline" presentation:user-transformed="true">
          <draw:text-box>
            <text:list text:style-name="L2">
              <text:list-item>
                <text:p text:style-name="P13"><text:span text:style-name="T42">Largeur des petites images : 224px (32.230211583%)</text:span></text:p>
              </text:list-item>
              <text:list-item>
                <text:p text:style-name="P13"><text:span text:style-name="T41">Largeurs des grandes images: 462px </text:span><text:span text:style-name="T42">(66.474882014%)</text:span></text:p>
              </text:list-item>
            </text:list>
          </draw:text-box>
        </draw:frame>
        <draw:frame draw:style-name="gr110" draw:text-style-name="P72" draw:layer="layout" svg:width="22.869cm" svg:height="4.4cm" svg:x="2.566cm" svg:y="7.8cm">
          <draw:text-box>
            <text:p><text:span text:style-name="T28">.image-complementaire:nth-child(odd) </text:span><text:span text:style-name="T30">{</text:span></text:p>
            <text:p><text:span text:style-name="T76"><text:tab/></text:span><text:span text:style-name="T76">flex-basis:</text:span><text:span text:style-name="T77"> </text:span><text:span text:style-name="T78">1 0 32.230211583%</text:span><text:span text:style-name="T79">; </text:span></text:p>
            <text:p><text:span text:style-name="T30">}</text:span></text:p>
          </draw:text-box>
        </draw:frame>
        <draw:frame draw:style-name="gr110" draw:text-style-name="P72" draw:layer="layout" svg:width="22.869cm" svg:height="4.4cm" svg:x="2.132cm" svg:y="14cm">
          <draw:text-box>
            <text:p><text:span text:style-name="T28">.image-complementaire:nth-child(even) </text:span><text:span text:style-name="T30">{</text:span></text:p>
            <text:p><text:span text:style-name="T76"><text:tab/></text:span><text:span text:style-name="T76">flex-basis:</text:span><text:span text:style-name="T77"> </text:span><text:span text:style-name="T78">1 0 66.474882014%</text:span><text:span text:style-name="T79">; </text:span></text:p>
            <text:p><text:span text:style-name="T30">}</text:span></text:p>
          </draw:text-box>
        </draw:frame>
        <draw:frame presentation:style-name="pr22" draw:text-style-name="P58" draw:layer="layout" svg:width="17.864cm" svg:height="2.051cm" svg:x="5.068cm" svg:y="10.8cm" presentation:class="title" presentation:user-transformed="true">
          <draw:text-box>
            <text:p text:style-name="P5"><text:span text:style-name="T19">On cible les un élément sur deux en commençant par l'élément impair</text:span></text:p>
          </draw:text-box>
        </draw:frame>
        <draw:frame presentation:style-name="pr22" draw:text-style-name="P23" draw:layer="layout" svg:width="15.614cm" svg:height="2.051cm" svg:x="6.193cm" svg:y="16.9cm" presentation:class="title" presentation:user-transformed="true">
          <draw:text-box>
            <text:p text:style-name="P5"><text:span text:style-name="T85">On cible les un élément sur deux en commençant par l'élément pair</text:span></text:p>
          </draw:text-box>
        </draw:frame>
        <draw:frame draw:style-name="gr43"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8" presentation:class="page"/>
          <draw:frame presentation:style-name="pr142" draw:text-style-name="P73" draw:layer="layout" svg:width="16.8cm" svg:height="14.161cm" svg:x="2.097cm" svg:y="14.103cm" presentation:class="notes" presentation:user-transformed="true">
            <draw:text-box>
              <text:list text:style-name="L1">
                <text:list-item>
                  <text:p><text:span text:style-name="T74">La pseudo-classe nth-child permet de cibler des éléments en fonction de leur position dans un groupe en fonction des éléments voisins</text:span></text:p>
                </text:list-item>
                <text:list-item>
                  <text:p><text:span text:style-name="T74">Il est possible de faire la même chose dans nth-child, mais il faudra <text:s/>utiliser une autre classe qu'on mettra manuellement sur un élément sur deux. Plus facile, mais moins polyvalent que nth-child()</text:span></text:p>
                </text:list-item>
                <text:list-item>
                  <text:p><text:span text:style-name="T74">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0" draw:layer="layout" svg:width="27.539cm" svg:height="4.894cm" svg:x="0.231cm" svg:y="4.106cm">
          <draw:image xlink:href="Pictures/100002010000079700000159444F904652D4ED07.png" xlink:type="simple" xlink:show="embed" xlink:actuate="onLoad" loext:mime-type="image/png">
            <text:p/>
          </draw:image>
        </draw:frame>
        <draw:frame presentation:style-name="pr22" draw:text-style-name="P58" draw:layer="layout" svg:width="23cm" svg:height="2.051cm" svg:x="2.4cm" svg:y="9.949cm" presentation:class="title" presentation:user-transformed="true">
          <draw:text-box>
            <text:p text:style-name="P5"><text:span text:style-name="T19">Nos éléments ont bien la "bonne" taille, en revanche ils ne forment pas de lignes comme sur le design </text:span></text:p>
          </draw:text-box>
        </draw:frame>
        <draw:frame draw:style-name="gr111" draw:text-style-name="P20" draw:layer="layout" svg:width="13.546cm" svg:height="8.132cm" svg:x="6.854cm" svg:y="12.4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4">Les images </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15">Pratiquons ! - Découvrons flexbox -</text:span><text:span text:style-name="T9"> </text:span><text:span text:style-name="T86">flex-wrap</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3" draw:text-style-name="P47" draw:layer="layout" svg:width="25.8cm" svg:height="7.8cm" svg:x="0.8cm" svg:y="8.2cm" presentation:class="outline" presentation:user-transformed="true">
          <draw:text-box>
            <text:list text:style-name="L2">
              <text:list-item>
                <text:p text:style-name="P13"><text:span text:style-name="T42">La propriété flex-wrap indique si les enfants d'un élément flexbox doivent retourner à la ligne</text:span></text:p>
              </text:list-item>
              <text:list-item>
                <text:p text:style-name="P13"><text:span text:style-name="T42">Possibilité de changer la direction de chaque ligne grâce à la valeur "wrap-reverse"</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13" draw:text-style-name="P20" draw:layer="layout" svg:width="27.539cm" svg:height="4.894cm" svg:x="0.231cm" svg:y="2.641cm">
          <draw:image xlink:href="Pictures/100002010000079700000159444F904652D4ED0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2" draw:text-style-name="P12" draw:layer="layout" svg:width="26.207cm" svg:height="1.564cm" svg:x="1.393cm" svg:y="0.836cm" presentation:class="title" presentation:user-transformed="true">
          <draw:text-box>
            <text:p text:style-name="P1"><text:span text:style-name="T15">Pratiquons ! - Découvrons flexbox</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20" draw:layer="layout" svg:width="12.916cm" svg:height="14.565cm" svg:x="7.542cm" svg:y="2.435cm">
          <draw:image xlink:href="Pictures/100000000000044C000004B054812BC5E4911539.jpg" xlink:type="simple" xlink:show="embed" xlink:actuate="onLoad" loext:mime-type="image/jpeg">
            <text:p/>
          </draw:image>
        </draw:frame>
        <draw:frame presentation:style-name="pr22" draw:text-style-name="P58" draw:layer="layout" svg:width="17.864cm" svg:height="2.051cm" svg:x="5.068cm" svg:y="17.401cm" presentation:class="title" presentation:user-transformed="true">
          <draw:text-box>
            <text:p text:style-name="P5"><text:span text:style-name="T19">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3">https://css-tricks.com/snippets/css/a-guide-to-flexbox/</text:span></text:p>
              </text:list-item>
              <text:list-item>
                <text:p><text:span text:style-name="T43">https://developer.mozilla.org/fr/docs/Web/CSS/CSS_Flexible_Box_Layout/Concepts_de_base_flexbox</text:span></text:p>
                <text:p><text:span text:style-name="T8"/></text:p>
              </text:list-item>
            </text:list>
            <text:p><text:span text:style-name="T8"/></text:p>
          </draw:text-box>
        </draw:frame>
        <draw:frame presentation:style-name="pr144"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22" presentation:class="page"/>
          <draw:frame presentation:style-name="pr145" draw:text-style-name="P6" draw:layer="layout" svg:width="16.8cm" svg:height="13.365cm" svg:x="2.097cm" svg:y="14.103cm" presentation:class="notes" presentation:placeholder="true" presentation:user-transformed="true">
            <draw:text-box/>
          </draw:frame>
        </presentation:notes>
      </draw:page>
      <draw:page draw:name="page123"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4" draw:master-page-name="Default" presentation:presentation-page-layout-name="AL3T1">
        <office:forms form:automatic-focus="false" form:apply-design-mode="false"/>
        <draw:frame presentation:style-name="pr146" draw:text-style-name="P83" draw:layer="layout" svg:width="25.198cm" svg:height="16.255cm" svg:x="1.4cm" svg:y="2.284cm">
          <draw:text-box>
            <text:p><text:span text:style-name="T87">Questions ?</text:span></text:p>
          </draw:text-box>
        </draw:frame>
        <presentation:notes draw:style-name="dp2">
          <office:forms form:automatic-focus="false" form:apply-design-mode="false"/>
          <draw:page-thumbnail draw:style-name="gr3" draw:layer="layout" svg:width="13.586cm" svg:height="11.136cm" svg:x="3.703cm" svg:y="2.252cm" draw:page-number="124" presentation:class="page"/>
          <draw:frame presentation:style-name="pr3" draw:text-style-name="P8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30T23:07:56.016000000</dc:date>
    <meta:editing-duration>P17DT17H45M21S</meta:editing-duration>
    <meta:editing-cycles>861</meta:editing-cycles>
    <meta:generator>LibreOffice/6.2.5.2$Windows_X86_64 LibreOffice_project/1ec314fa52f458adc18c4f025c545a4e8b22c159</meta:generator>
    <meta:document-statistic meta:object-count="972"/>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